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47.64mm"/>
    </style:style>
    <style:style style:name="co5" style:family="table-column">
      <style:table-column-properties fo:break-before="auto" style:column-width="44.93mm"/>
    </style:style>
    <style:style style:name="co6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2" style:family="table-cell" style:parent-style-name="Default">
      <style:table-cell-properties fo:border-bottom="none" fo:background-color="#ffff00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style:rotation-angle="90" fo:border-top="non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fo:border="0.74pt solid #000000" style:rotation-angle="9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74pt solid #000000" style:rotation-angle="0"/>
      <style:paragraph-properties fo:text-align="center" fo:margin-left="0m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mm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0.74pt solid #000000"/>
      <style:paragraph-properties fo:text-align="center" fo:margin-left="0mm"/>
    </style:style>
    <style:style style:name="ce11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automatic-find-labels="false"/>
      <table:table table:name="SVM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2" table:default-cell-style-name="ce13"/>
        <table:table-column table:style-name="co1" table:number-columns-repeated="2" table:default-cell-style-name="Default"/>
        <table:table-column table:style-name="co3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390" calcext:value-type="float">
            <text:p>639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676" calcext:value-type="float">
            <text:p>2676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73" calcext:value-type="float">
            <text:p>773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4912" calcext:value-type="float">
            <text:p>2491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4912" calcext:value-type="float">
            <text:p>24912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471" calcext:value-type="float">
            <text:p>147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471" calcext:value-type="float">
            <text:p>1471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23547913608723" calcext:value-type="float">
            <text:p>0.2354791360872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141136031038356" calcext:value-type="float">
            <text:p>0.14113603103835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13248535086466" calcext:value-type="float">
            <text:p>0.91324853508646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898891501511589" calcext:value-type="float">
            <text:p>0.898891501511589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55" calcext:value-type="float">
            <text:p>6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12857142857143" calcext:value-type="float">
            <text:p>0.912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92" calcext:value-type="float">
            <text:p>0.892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36" calcext:value-type="float">
            <text:p>5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53662043555103" calcext:value-type="float">
            <text:p>0.253662043555103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51380049688595" calcext:value-type="float">
            <text:p>0.15138004968859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19279827008054" calcext:value-type="float">
            <text:p>0.21927982700805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6744594643049" calcext:value-type="float">
            <text:p>0.106744594643049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59659718831119" calcext:value-type="float">
            <text:p>0.35965971883111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92754702321215" calcext:value-type="float">
            <text:p>0.19275470232121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0.997964721845319" calcext:value-type="float">
            <text:p>0.99796472184531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84605087014726" calcext:value-type="float">
            <text:p>0.98460508701472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0557556001970966" calcext:value-type="float">
            <text:p>0.05575560019709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0557556001970966" calcext:value-type="float">
            <text:p>0.05575560019709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105610798004092" calcext:value-type="float">
            <text:p>0.10561079800409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105535028876852" calcext:value-type="float">
            <text:p>0.10553502887685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46" calcext:value-type="float">
            <text:p>2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572" calcext:value-type="float">
            <text:p>1572</text:p>
          </table:table-cell>
          <table:table-cell office:value-type="float" office:value="7785" calcext:value-type="float">
            <text:p>7785</text:p>
          </table:table-cell>
          <table:table-cell office:value-type="float" office:value="4060" calcext:value-type="float">
            <text:p>4060</text:p>
          </table:table-cell>
          <table:table-cell office:value-type="float" office:value="2137" calcext:value-type="float">
            <text:p>2137</text:p>
          </table:table-cell>
          <table:table-cell office:value-type="float" office:value="2517" calcext:value-type="float">
            <text:p>2517</text:p>
          </table:table-cell>
          <table:table-cell office:value-type="float" office:value="2154" calcext:value-type="float">
            <text:p>2154</text:p>
          </table:table-cell>
          <table:table-cell office:value-type="float" office:value="2550" calcext:value-type="float">
            <text:p>2550</text:p>
          </table:table-cell>
          <table:table-cell office:value-type="float" office:value="359" calcext:value-type="float">
            <text:p>359</text:p>
          </table:table-cell>
          <table:table-cell office:value-type="float" office:value="1148" calcext:value-type="float">
            <text:p>1148</text:p>
          </table:table-cell>
          <table:table-cell office:value-type="float" office:value="630" calcext:value-type="float">
            <text:p>630</text:p>
          </table:table-cell>
          <table:table-cell office:value-type="float" office:value="1471" calcext:value-type="float">
            <text:p>147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334" calcext:value-type="float">
            <text:p>6334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95" calcext:value-type="float">
            <text:p>269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83" calcext:value-type="float">
            <text:p>698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7" calcext:value-type="float">
            <text:p>70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155" calcext:value-type="float">
            <text:p>2515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155" calcext:value-type="float">
            <text:p>2515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8" calcext:value-type="float">
            <text:p>65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28" calcext:value-type="float">
            <text:p>122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28" calcext:value-type="float">
            <text:p>122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575" calcext:value-type="float">
            <text:p>5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26522481502561" calcext:value-type="float">
            <text:p>0.22652248150256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33512575298642" calcext:value-type="float">
            <text:p>0.13351257529864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585" calcext:value-type="float">
            <text:p>5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07060002864098" calcext:value-type="float">
            <text:p>0.907060002864098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05273765535774" calcext:value-type="float">
            <text:p>0.905273765535774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04857142857143" calcext:value-type="float">
            <text:p>0.904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98333333333333" calcext:value-type="float">
            <text:p>0.898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45963514363598" calcext:value-type="float">
            <text:p>0.24596351436359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43109961542388" calcext:value-type="float">
            <text:p>0.14310996154238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1" calcext:value-type="float">
            <text:p>61</text:p>
          </table:table-cell>
          <table:table-cell office:value-type="float" office:value="501" calcext:value-type="float">
            <text:p>50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7281722571411" calcext:value-type="float">
            <text:p>0.21728172257141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5822550831793" calcext:value-type="float">
            <text:p>0.10582255083179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7571428571428" calcext:value-type="float">
            <text:p>0.997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56839899841586" calcext:value-type="float">
            <text:p>0.35683989984158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9125016060645" calcext:value-type="float">
            <text:p>0.19125016060645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86345381526104" calcext:value-type="float">
            <text:p>0.98634538152610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81614708233413" calcext:value-type="float">
            <text:p>0.9816147082334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6" calcext:value-type="float">
            <text:p>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465451237539325" calcext:value-type="float">
            <text:p>0.04654512375393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465451237539325" calcext:value-type="float">
            <text:p>0.04654512375393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888953235847691" calcext:value-type="float">
            <text:p>0.08889532358476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888760222913802" calcext:value-type="float">
            <text:p>0.0888760222913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87" calcext:value-type="float">
            <text:p>1887</text:p>
          </table:table-cell>
          <table:table-cell office:value-type="float" office:value="7794" calcext:value-type="float">
            <text:p>7794</text:p>
          </table:table-cell>
          <table:table-cell office:value-type="float" office:value="3277" calcext:value-type="float">
            <text:p>3277</text:p>
          </table:table-cell>
          <table:table-cell office:value-type="float" office:value="2115" calcext:value-type="float">
            <text:p>2115</text:p>
          </table:table-cell>
          <table:table-cell office:value-type="float" office:value="2973" calcext:value-type="float">
            <text:p>2973</text:p>
          </table:table-cell>
          <table:table-cell office:value-type="float" office:value="2587" calcext:value-type="float">
            <text:p>2587</text:p>
          </table:table-cell>
          <table:table-cell office:value-type="float" office:value="2715" calcext:value-type="float">
            <text:p>2715</text:p>
          </table:table-cell>
          <table:table-cell office:value-type="float" office:value="339" calcext:value-type="float">
            <text:p>339</text:p>
          </table:table-cell>
          <table:table-cell office:value-type="float" office:value="1209" calcext:value-type="float">
            <text:p>1209</text:p>
          </table:table-cell>
          <table:table-cell office:value-type="float" office:value="259" calcext:value-type="float">
            <text:p>259</text:p>
          </table:table-cell>
          <table:table-cell office:value-type="float" office:value="1228" calcext:value-type="float">
            <text:p>122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088" calcext:value-type="float">
            <text:p>608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613" calcext:value-type="float">
            <text:p>261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6959" calcext:value-type="float">
            <text:p>695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73" calcext:value-type="float">
            <text:p>297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27" calcext:value-type="float">
            <text:p>2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148" calcext:value-type="float">
            <text:p>2514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5148" calcext:value-type="float">
            <text:p>2514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53" calcext:value-type="float">
            <text:p>6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235" calcext:value-type="float">
            <text:p>123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235" calcext:value-type="float">
            <text:p>123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219363148908127" calcext:value-type="float">
            <text:p>0.21936314890812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13096007895722" calcext:value-type="float">
            <text:p>0.1309600789572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874838338841788" calcext:value-type="float">
            <text:p>0.874838338841788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87891019172553" calcext:value-type="float">
            <text:p>0.8789101917255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869714285714286" calcext:value-type="float">
            <text:p>0.869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71" calcext:value-type="float">
            <text:p>0.871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33" calcext:value-type="float">
            <text:p>53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45454273133032" calcext:value-type="float">
            <text:p>0.24545427313303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43212061396045" calcext:value-type="float">
            <text:p>0.14321206139604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16744012209176" calcext:value-type="float">
            <text:p>0.21674401220917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5721702642154" calcext:value-type="float">
            <text:p>0.10572170264215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0.994142857142857" calcext:value-type="float">
            <text:p>0.994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1" calcext:value-type="float">
            <text:p>0.991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5589536400133" calcext:value-type="float">
            <text:p>0.3558953640013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91060698563671" calcext:value-type="float">
            <text:p>0.191060698563671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0.967868338557994" calcext:value-type="float">
            <text:p>0.96786833855799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78605388272583" calcext:value-type="float">
            <text:p>0.97860538827258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46810446120608" calcext:value-type="float">
            <text:p>0.04681044612060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46810446120608" calcext:value-type="float">
            <text:p>0.04681044612060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89301854730829" calcext:value-type="float">
            <text:p>0.08930185473082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893470790378007" calcext:value-type="float">
            <text:p>0.089347079037801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923" calcext:value-type="float">
            <text:p>1923</text:p>
          </table:table-cell>
          <table:table-cell office:value-type="float" office:value="2333" calcext:value-type="float">
            <text:p>2333</text:p>
          </table:table-cell>
          <table:table-cell office:value-type="float" office:value="5735" calcext:value-type="float">
            <text:p>5735</text:p>
          </table:table-cell>
          <table:table-cell office:value-type="float" office:value="1832" calcext:value-type="float">
            <text:p>1832</text:p>
          </table:table-cell>
          <table:table-cell office:value-type="float" office:value="6064" calcext:value-type="float">
            <text:p>6064</text:p>
          </table:table-cell>
          <table:table-cell office:value-type="float" office:value="3687" calcext:value-type="float">
            <text:p>3687</text:p>
          </table:table-cell>
          <table:table-cell office:value-type="float" office:value="2046" calcext:value-type="float">
            <text:p>2046</text:p>
          </table:table-cell>
          <table:table-cell office:value-type="float" office:value="194" calcext:value-type="float">
            <text:p>194</text:p>
          </table:table-cell>
          <table:table-cell office:value-type="float" office:value="1117" calcext:value-type="float">
            <text:p>1117</text:p>
          </table:table-cell>
          <table:table-cell office:value-type="float" office:value="217" calcext:value-type="float">
            <text:p>217</text:p>
          </table:table-cell>
          <table:table-cell office:value-type="float" office:value="1235" calcext:value-type="float">
            <text:p>123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393" calcext:value-type="float">
            <text:p>639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58" calcext:value-type="float">
            <text:p>2658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771" calcext:value-type="float">
            <text:p>771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97" calcext:value-type="float">
            <text:p>6997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72" calcext:value-type="float">
            <text:p>2972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707" calcext:value-type="float">
            <text:p>707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28" calcext:value-type="float">
            <text:p>28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670" calcext:value-type="float">
            <text:p>67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4660" calcext:value-type="float">
            <text:p>2466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4660" calcext:value-type="float">
            <text:p>2466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2" calcext:value-type="float">
            <text:p>66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723" calcext:value-type="float">
            <text:p>172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723" calcext:value-type="float">
            <text:p>172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91" calcext:value-type="float">
            <text:p>59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243117754545727" calcext:value-type="float">
            <text:p>0.24311775454572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149099819623592" calcext:value-type="float">
            <text:p>0.14909981962359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81" calcext:value-type="float">
            <text:p>58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13677290267257" calcext:value-type="float">
            <text:p>0.913677290267257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894347240915208" calcext:value-type="float">
            <text:p>0.89434724091520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0" calcext:value-type="float">
            <text:p>66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13285714285714" calcext:value-type="float">
            <text:p>0.913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86" calcext:value-type="float">
            <text:p>0.886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61210795914088" calcext:value-type="float">
            <text:p>0.261210795914088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59786270973012" calcext:value-type="float">
            <text:p>0.15978627097301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536" calcext:value-type="float">
            <text:p>53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21025365637932" calcext:value-type="float">
            <text:p>0.22102536563793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7556456282571" calcext:value-type="float">
            <text:p>0.10755645628257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571428571429" calcext:value-type="float">
            <text:p>0.999571428571429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90666666666667" calcext:value-type="float">
            <text:p>0.990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62004294176993" calcext:value-type="float">
            <text:p>0.36200429417699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94045442674327" calcext:value-type="float">
            <text:p>0.19404544267432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98261877172654" calcext:value-type="float">
            <text:p>0.99826187717265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84009137635637" calcext:value-type="float">
            <text:p>0.984009137635637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65307205397415" calcext:value-type="float">
            <text:p>0.06530720539741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65307205397415" calcext:value-type="float">
            <text:p>0.06530720539741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122594186915223" calcext:value-type="float">
            <text:p>0.12259418691522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122485249164712" calcext:value-type="float">
            <text:p>0.12248524916471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84" calcext:value-type="float">
            <text:p>1384</text:p>
          </table:table-cell>
          <table:table-cell office:value-type="float" office:value="7667" calcext:value-type="float">
            <text:p>7667</text:p>
          </table:table-cell>
          <table:table-cell office:value-type="float" office:value="3748" calcext:value-type="float">
            <text:p>3748</text:p>
          </table:table-cell>
          <table:table-cell office:value-type="float" office:value="2193" calcext:value-type="float">
            <text:p>2193</text:p>
          </table:table-cell>
          <table:table-cell office:value-type="float" office:value="2862" calcext:value-type="float">
            <text:p>2862</text:p>
          </table:table-cell>
          <table:table-cell office:value-type="float" office:value="2075" calcext:value-type="float">
            <text:p>2075</text:p>
          </table:table-cell>
          <table:table-cell office:value-type="float" office:value="2567" calcext:value-type="float">
            <text:p>2567</text:p>
          </table:table-cell>
          <table:table-cell office:value-type="float" office:value="445" calcext:value-type="float">
            <text:p>445</text:p>
          </table:table-cell>
          <table:table-cell office:value-type="float" office:value="1086" calcext:value-type="float">
            <text:p>1086</text:p>
          </table:table-cell>
          <table:table-cell office:value-type="float" office:value="633" calcext:value-type="float">
            <text:p>633</text:p>
          </table:table-cell>
          <table:table-cell office:value-type="float" office:value="1723" calcext:value-type="float">
            <text:p>172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6" calcext:value-type="float">
            <text:p>6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6359" calcext:value-type="float">
            <text:p>635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703" calcext:value-type="float">
            <text:p>270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4" calcext:value-type="float">
            <text:p>77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6992" calcext:value-type="float">
            <text:p>699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79" calcext:value-type="float">
            <text:p>2979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01" calcext:value-type="float">
            <text:p>7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8" calcext:value-type="float">
            <text:p>8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21" calcext:value-type="float">
            <text:p>21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116" calcext:value-type="float">
            <text:p>2511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5116" calcext:value-type="float">
            <text:p>2511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59" calcext:value-type="float">
            <text:p>65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67" calcext:value-type="float">
            <text:p>126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67" calcext:value-type="float">
            <text:p>126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582" calcext:value-type="float">
            <text:p>582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228439624958811" calcext:value-type="float">
            <text:p>0.22843962495881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1351121396726" calcext:value-type="float">
            <text:p>0.135112139672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909467963386728" calcext:value-type="float">
            <text:p>0.909467963386728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907351460221551" calcext:value-type="float">
            <text:p>0.90735146022155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908428571428571" calcext:value-type="float">
            <text:p>0.908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901" calcext:value-type="float">
            <text:p>0.901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45" calcext:value-type="float">
            <text:p>54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47401371955786" calcext:value-type="float">
            <text:p>0.247401371955786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44505326209032" calcext:value-type="float">
            <text:p>0.144505326209032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504" calcext:value-type="float">
            <text:p>50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17765042979943" calcext:value-type="float">
            <text:p>0.21776504297994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603310197544" calcext:value-type="float">
            <text:p>0.10603310197544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0.998857142857143" calcext:value-type="float">
            <text:p>0.998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3" calcext:value-type="float">
            <text:p>0.99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57573897923698" calcext:value-type="float">
            <text:p>0.35757389792369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91606367583213" calcext:value-type="float">
            <text:p>0.19160636758321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0.993725490196078" calcext:value-type="float">
            <text:p>0.993725490196078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83695652173913" calcext:value-type="float">
            <text:p>0.98369565217391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480233483682674" calcext:value-type="float">
            <text:p>0.04802334836826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480233483682674" calcext:value-type="float">
            <text:p>0.04802334836826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916190613927254" calcext:value-type="float">
            <text:p>0.09161906139272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915760182140147" calcext:value-type="float">
            <text:p>0.091576018214015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8" calcext:value-type="float">
            <text:p>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671" calcext:value-type="float">
            <text:p>1671</text:p>
          </table:table-cell>
          <table:table-cell office:value-type="float" office:value="7817" calcext:value-type="float">
            <text:p>7817</text:p>
          </table:table-cell>
          <table:table-cell office:value-type="float" office:value="3643" calcext:value-type="float">
            <text:p>3643</text:p>
          </table:table-cell>
          <table:table-cell office:value-type="float" office:value="1728" calcext:value-type="float">
            <text:p>1728</text:p>
          </table:table-cell>
          <table:table-cell office:value-type="float" office:value="2773" calcext:value-type="float">
            <text:p>2773</text:p>
          </table:table-cell>
          <table:table-cell office:value-type="float" office:value="2564" calcext:value-type="float">
            <text:p>2564</text:p>
          </table:table-cell>
          <table:table-cell office:value-type="float" office:value="3034" calcext:value-type="float">
            <text:p>3034</text:p>
          </table:table-cell>
          <table:table-cell office:value-type="float" office:value="345" calcext:value-type="float">
            <text:p>345</text:p>
          </table:table-cell>
          <table:table-cell office:value-type="float" office:value="1282" calcext:value-type="float">
            <text:p>1282</text:p>
          </table:table-cell>
          <table:table-cell office:value-type="float" office:value="259" calcext:value-type="float">
            <text:p>259</text:p>
          </table:table-cell>
          <table:table-cell office:value-type="float" office:value="1267" calcext:value-type="float">
            <text:p>126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poly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6201" calcext:value-type="float">
            <text:p>620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650" calcext:value-type="float">
            <text:p>2650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968" calcext:value-type="float">
            <text:p>696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2975" calcext:value-type="float">
            <text:p>2975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2" calcext:value-type="float">
            <text:p>70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32" calcext:value-type="float">
            <text:p>3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25" calcext:value-type="float">
            <text:p>25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2" calcext:value-type="float">
            <text:p>6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370" calcext:value-type="float">
            <text:p>2537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5370" calcext:value-type="float">
            <text:p>2537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57" calcext:value-type="float">
            <text:p>65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1013" calcext:value-type="float">
            <text:p>101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1013" calcext:value-type="float">
            <text:p>101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63" calcext:value-type="float">
            <text:p>56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216098013959201" calcext:value-type="float">
            <text:p>0.21609801395920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124663921315046" calcext:value-type="float">
            <text:p>0.12466392131504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889925373134328" calcext:value-type="float">
            <text:p>0.889925373134328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890756302521008" calcext:value-type="float">
            <text:p>0.89075630252100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885857142857143" calcext:value-type="float">
            <text:p>0.885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883333333333333" calcext:value-type="float">
            <text:p>0.883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49" calcext:value-type="float">
            <text:p>54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39073780067699" calcext:value-type="float">
            <text:p>0.239073780067699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35724738794541" calcext:value-type="float">
            <text:p>0.135724738794541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429" calcext:value-type="float">
            <text:p>429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5474055290989" calcext:value-type="float">
            <text:p>0.21547405529098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4956782501323" calcext:value-type="float">
            <text:p>0.10495678250132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5428571428571" calcext:value-type="float">
            <text:p>0.99542857142857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91666666666667" calcext:value-type="float">
            <text:p>0.991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1" calcext:value-type="float">
            <text:p>3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54263053536021" calcext:value-type="float">
            <text:p>0.35426305353602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9822938267666" calcext:value-type="float">
            <text:p>0.18982293826766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69377990430622" calcext:value-type="float">
            <text:p>0.96937799043062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75915221579962" calcext:value-type="float">
            <text:p>0.975915221579962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383959367774703" calcext:value-type="float">
            <text:p>0.0383959367774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383959367774703" calcext:value-type="float">
            <text:p>0.0383959367774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738661222108794" calcext:value-type="float">
            <text:p>0.07386612221087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738849786659859" calcext:value-type="float">
            <text:p>0.07388497866598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115" calcext:value-type="float">
            <text:p>2115</text:p>
          </table:table-cell>
          <table:table-cell office:value-type="float" office:value="6363" calcext:value-type="float">
            <text:p>6363</text:p>
          </table:table-cell>
          <table:table-cell office:value-type="float" office:value="4239" calcext:value-type="float">
            <text:p>4239</text:p>
          </table:table-cell>
          <table:table-cell office:value-type="float" office:value="2042" calcext:value-type="float">
            <text:p>2042</text:p>
          </table:table-cell>
          <table:table-cell office:value-type="float" office:value="4111" calcext:value-type="float">
            <text:p>4111</text:p>
          </table:table-cell>
          <table:table-cell office:value-type="float" office:value="2884" calcext:value-type="float">
            <text:p>2884</text:p>
          </table:table-cell>
          <table:table-cell office:value-type="float" office:value="2135" calcext:value-type="float">
            <text:p>2135</text:p>
          </table:table-cell>
          <table:table-cell office:value-type="float" office:value="199" calcext:value-type="float">
            <text:p>199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1013" calcext:value-type="float">
            <text:p>101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6380" calcext:value-type="float">
            <text:p>638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712" calcext:value-type="float">
            <text:p>2712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6994" calcext:value-type="float">
            <text:p>699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8" calcext:value-type="float">
            <text:p>708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77" calcext:value-type="float">
            <text:p>67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3451" calcext:value-type="float">
            <text:p>2345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3451" calcext:value-type="float">
            <text:p>23451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2932" calcext:value-type="float">
            <text:p>293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2932" calcext:value-type="float">
            <text:p>2932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278944372884402" calcext:value-type="float">
            <text:p>0.27894437288440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192083858013137" calcext:value-type="float">
            <text:p>0.192083858013137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912210466113812" calcext:value-type="float">
            <text:p>0.912210466113812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910984212294256" calcext:value-type="float">
            <text:p>0.91098421229425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911428571428571" calcext:value-type="float">
            <text:p>0.911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904" calcext:value-type="float">
            <text:p>0.904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53" calcext:value-type="float">
            <text:p>55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97336967917802" calcext:value-type="float">
            <text:p>0.297336967917802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201102678419494" calcext:value-type="float">
            <text:p>0.201102678419494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6" calcext:value-type="float">
            <text:p>46</text:p>
          </table:table-cell>
          <table:table-cell office:value-type="float" office:value="511" calcext:value-type="float">
            <text:p>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29725734931844" calcext:value-type="float">
            <text:p>0.22972573493184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12645678825488" calcext:value-type="float">
            <text:p>0.11264567882548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0.999142857142857" calcext:value-type="float">
            <text:p>0.99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73561223127253" calcext:value-type="float">
            <text:p>0.37356122312725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202324316977029" calcext:value-type="float">
            <text:p>0.202324316977029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0.997957794417971" calcext:value-type="float">
            <text:p>0.99795779441797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0.992216582064298" calcext:value-type="float">
            <text:p>0.99221658206429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1111321684418" calcext:value-type="float">
            <text:p>0.111132168441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1111321684418" calcext:value-type="float">
            <text:p>0.1111321684418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19999317895024" calcext:value-type="float">
            <text:p>0.1999931789502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19987729224896" calcext:value-type="float">
            <text:p>0.1998772922489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383" calcext:value-type="float">
            <text:p>1383</text:p>
          </table:table-cell>
          <table:table-cell office:value-type="float" office:value="7075" calcext:value-type="float">
            <text:p>7075</text:p>
          </table:table-cell>
          <table:table-cell office:value-type="float" office:value="3095" calcext:value-type="float">
            <text:p>3095</text:p>
          </table:table-cell>
          <table:table-cell office:value-type="float" office:value="929" calcext:value-type="float">
            <text:p>929</text:p>
          </table:table-cell>
          <table:table-cell office:value-type="float" office:value="2783" calcext:value-type="float">
            <text:p>2783</text:p>
          </table:table-cell>
          <table:table-cell office:value-type="float" office:value="2967" calcext:value-type="float">
            <text:p>2967</text:p>
          </table:table-cell>
          <table:table-cell office:value-type="float" office:value="3525" calcext:value-type="float">
            <text:p>3525</text:p>
          </table:table-cell>
          <table:table-cell office:value-type="float" office:value="271" calcext:value-type="float">
            <text:p>271</text:p>
          </table:table-cell>
          <table:table-cell office:value-type="float" office:value="1176" calcext:value-type="float">
            <text:p>1176</text:p>
          </table:table-cell>
          <table:table-cell office:value-type="float" office:value="247" calcext:value-type="float">
            <text:p>247</text:p>
          </table:table-cell>
          <table:table-cell office:value-type="float" office:value="2932" calcext:value-type="float">
            <text:p>293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6270" calcext:value-type="float">
            <text:p>627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684" calcext:value-type="float">
            <text:p>268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69" calcext:value-type="float">
            <text:p>7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83" calcext:value-type="float">
            <text:p>698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78" calcext:value-type="float">
            <text:p>2978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6" calcext:value-type="float">
            <text:p>70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17" calcext:value-type="float">
            <text:p>1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22" calcext:value-type="float">
            <text:p>22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75" calcext:value-type="float">
            <text:p>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4904" calcext:value-type="float">
            <text:p>2490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4904" calcext:value-type="float">
            <text:p>24904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1479" calcext:value-type="float">
            <text:p>147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1479" calcext:value-type="float">
            <text:p>1479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232124135038792" calcext:value-type="float">
            <text:p>0.23212413503879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141680563591192" calcext:value-type="float">
            <text:p>0.141680563591192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897894887584133" calcext:value-type="float">
            <text:p>0.897894887584133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9012760241773" calcext:value-type="float">
            <text:p>0.9012760241773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29" calcext:value-type="float">
            <text:p>6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895714285714286" calcext:value-type="float">
            <text:p>0.895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894666666666667" calcext:value-type="float">
            <text:p>0.894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48" calcext:value-type="float">
            <text:p>54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53482311356079" calcext:value-type="float">
            <text:p>0.253482311356079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51686349249566" calcext:value-type="float">
            <text:p>0.15168634924956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465" calcext:value-type="float">
            <text:p>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18992065732117" calcext:value-type="float">
            <text:p>0.21899206573211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6807259163618" calcext:value-type="float">
            <text:p>0.10680725916361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7571428571428" calcext:value-type="float">
            <text:p>0.997571428571428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2666666666667" calcext:value-type="float">
            <text:p>0.99266666666666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59143158381979" calcext:value-type="float">
            <text:p>0.359143158381979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92863156531313" calcext:value-type="float">
            <text:p>0.192863156531313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88636363636364" calcext:value-type="float">
            <text:p>0.98863636363636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85343104596935" calcext:value-type="float">
            <text:p>0.98534310459693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560588257590115" calcext:value-type="float">
            <text:p>0.05605882575901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560588257590115" calcext:value-type="float">
            <text:p>0.056058825759012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106101366620037" calcext:value-type="float">
            <text:p>0.10610136662003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106082341127528" calcext:value-type="float">
            <text:p>0.106082341127528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66" calcext:value-type="float">
            <text:p>1866</text:p>
          </table:table-cell>
          <table:table-cell office:value-type="float" office:value="7306" calcext:value-type="float">
            <text:p>7306</text:p>
          </table:table-cell>
          <table:table-cell office:value-type="float" office:value="3290" calcext:value-type="float">
            <text:p>3290</text:p>
          </table:table-cell>
          <table:table-cell office:value-type="float" office:value="1124" calcext:value-type="float">
            <text:p>1124</text:p>
          </table:table-cell>
          <table:table-cell office:value-type="float" office:value="4085" calcext:value-type="float">
            <text:p>4085</text:p>
          </table:table-cell>
          <table:table-cell office:value-type="float" office:value="2677" calcext:value-type="float">
            <text:p>2677</text:p>
          </table:table-cell>
          <table:table-cell office:value-type="float" office:value="2938" calcext:value-type="float">
            <text:p>2938</text:p>
          </table:table-cell>
          <table:table-cell office:value-type="float" office:value="259" calcext:value-type="float">
            <text:p>259</text:p>
          </table:table-cell>
          <table:table-cell office:value-type="float" office:value="1105" calcext:value-type="float">
            <text:p>1105</text:p>
          </table:table-cell>
          <table:table-cell office:value-type="float" office:value="254" calcext:value-type="float">
            <text:p>254</text:p>
          </table:table-cell>
          <table:table-cell office:value-type="float" office:value="1479" calcext:value-type="float">
            <text:p>1479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8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3" calcext:value-type="float">
            <text:p>6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6076" calcext:value-type="float">
            <text:p>607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623" calcext:value-type="float">
            <text:p>2623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69" calcext:value-type="float">
            <text:p>76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6959" calcext:value-type="float">
            <text:p>695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2974" calcext:value-type="float">
            <text:p>2974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41" calcext:value-type="float">
            <text:p>4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26" calcext:value-type="float">
            <text:p>26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4785" calcext:value-type="float">
            <text:p>2478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4785" calcext:value-type="float">
            <text:p>2478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54" calcext:value-type="float">
            <text:p>6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598" calcext:value-type="float">
            <text:p>159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598" calcext:value-type="float">
            <text:p>159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229877482550999" calcext:value-type="float">
            <text:p>0.229877482550999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143654494095225" calcext:value-type="float">
            <text:p>0.14365449409522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873113953154189" calcext:value-type="float">
            <text:p>0.873113953154189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881977135171486" calcext:value-type="float">
            <text:p>0.88197713517148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868" calcext:value-type="float">
            <text:p>0.868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874333333333333" calcext:value-type="float">
            <text:p>0.874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56328071173951" calcext:value-type="float">
            <text:p>0.256328071173951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5560017697308" calcext:value-type="float">
            <text:p>0.1556001769730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19222530241935" calcext:value-type="float">
            <text:p>0.219222530241935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7136424222775" calcext:value-type="float">
            <text:p>0.10713642422277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0.994142857142857" calcext:value-type="float">
            <text:p>0.994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0.991333333333333" calcext:value-type="float">
            <text:p>0.991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5922981622961" calcext:value-type="float">
            <text:p>0.3592298162296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93374296953737" calcext:value-type="float">
            <text:p>0.193374296953737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0.974984746796827" calcext:value-type="float">
            <text:p>0.97498474679682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0.983990147783251" calcext:value-type="float">
            <text:p>0.98399014778325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605693059924952" calcext:value-type="float">
            <text:p>0.06056930599249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605693059924952" calcext:value-type="float">
            <text:p>0.060569305992495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114053243879809" calcext:value-type="float">
            <text:p>0.11405324387980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114114328560717" calcext:value-type="float">
            <text:p>0.11411432856071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6" calcext:value-type="float">
            <text:p>23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961" calcext:value-type="float">
            <text:p>3961</text:p>
          </table:table-cell>
          <table:table-cell office:value-type="float" office:value="4375" calcext:value-type="float">
            <text:p>4375</text:p>
          </table:table-cell>
          <table:table-cell office:value-type="float" office:value="1036" calcext:value-type="float">
            <text:p>1036</text:p>
          </table:table-cell>
          <table:table-cell office:value-type="float" office:value="6485" calcext:value-type="float">
            <text:p>6485</text:p>
          </table:table-cell>
          <table:table-cell office:value-type="float" office:value="3873" calcext:value-type="float">
            <text:p>3873</text:p>
          </table:table-cell>
          <table:table-cell office:value-type="float" office:value="2121" calcext:value-type="float">
            <text:p>2121</text:p>
          </table:table-cell>
          <table:table-cell office:value-type="float" office:value="214" calcext:value-type="float">
            <text:p>214</text:p>
          </table:table-cell>
          <table:table-cell office:value-type="float" office:value="1011" calcext:value-type="float">
            <text:p>1011</text:p>
          </table:table-cell>
          <table:table-cell office:value-type="float" office:value="258" calcext:value-type="float">
            <text:p>258</text:p>
          </table:table-cell>
          <table:table-cell office:value-type="float" office:value="1598" calcext:value-type="float">
            <text:p>159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6421" calcext:value-type="float">
            <text:p>642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729" calcext:value-type="float">
            <text:p>2729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6995" calcext:value-type="float">
            <text:p>6995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83" calcext:value-type="float">
            <text:p>2983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08" calcext:value-type="float">
            <text:p>7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17" calcext:value-type="float">
            <text:p>1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78" calcext:value-type="float">
            <text:p>6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2888" calcext:value-type="float">
            <text:p>2288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2888" calcext:value-type="float">
            <text:p>2288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67" calcext:value-type="float">
            <text:p>66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3495" calcext:value-type="float">
            <text:p>349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3495" calcext:value-type="float">
            <text:p>349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583" calcext:value-type="float">
            <text:p>58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297037414252763" calcext:value-type="float">
            <text:p>0.29703741425276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211823163053466" calcext:value-type="float">
            <text:p>0.21182316305346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95" calcext:value-type="float">
            <text:p>59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917941386704789" calcext:value-type="float">
            <text:p>0.917941386704789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914850821320818" calcext:value-type="float">
            <text:p>0.914850821320818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917285714285714" calcext:value-type="float">
            <text:p>0.917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909666666666667" calcext:value-type="float">
            <text:p>0.909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58" calcext:value-type="float">
            <text:p>5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314231794626007" calcext:value-type="float">
            <text:p>0.314231794626007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220467617329748" calcext:value-type="float">
            <text:p>0.220467617329748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27" calcext:value-type="float">
            <text:p>5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34079577017033" calcext:value-type="float">
            <text:p>0.23407957701703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15302848749565" calcext:value-type="float">
            <text:p>0.115302848749565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0.999285714285714" calcext:value-type="float">
            <text:p>0.999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4333333333333" calcext:value-type="float">
            <text:p>0.994333333333333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79307540059106" calcext:value-type="float">
            <text:p>0.379307540059106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206643344532576" calcext:value-type="float">
            <text:p>0.206643344532576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0.998571428571429" calcext:value-type="float">
            <text:p>0.998571428571429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95159453302961" calcext:value-type="float">
            <text:p>0.99515945330296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132471667361559" calcext:value-type="float">
            <text:p>0.13247166736155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132471667361559" calcext:value-type="float">
            <text:p>0.13247166736155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233912257805441" calcext:value-type="float">
            <text:p>0.23391225780544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233818364274962" calcext:value-type="float">
            <text:p>0.233818364274962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65" calcext:value-type="float">
            <text:p>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408" calcext:value-type="float">
            <text:p>1408</text:p>
          </table:table-cell>
          <table:table-cell office:value-type="float" office:value="7052" calcext:value-type="float">
            <text:p>7052</text:p>
          </table:table-cell>
          <table:table-cell office:value-type="float" office:value="3363" calcext:value-type="float">
            <text:p>3363</text:p>
          </table:table-cell>
          <table:table-cell office:value-type="float" office:value="914" calcext:value-type="float">
            <text:p>914</text:p>
          </table:table-cell>
          <table:table-cell office:value-type="float" office:value="2778" calcext:value-type="float">
            <text:p>2778</text:p>
          </table:table-cell>
          <table:table-cell office:value-type="float" office:value="2394" calcext:value-type="float">
            <text:p>2394</text:p>
          </table:table-cell>
          <table:table-cell office:value-type="float" office:value="3101" calcext:value-type="float">
            <text:p>3101</text:p>
          </table:table-cell>
          <table:table-cell office:value-type="float" office:value="399" calcext:value-type="float">
            <text:p>399</text:p>
          </table:table-cell>
          <table:table-cell office:value-type="float" office:value="1181" calcext:value-type="float">
            <text:p>1181</text:p>
          </table:table-cell>
          <table:table-cell office:value-type="float" office:value="298" calcext:value-type="float">
            <text:p>298</text:p>
          </table:table-cell>
          <table:table-cell office:value-type="float" office:value="3495" calcext:value-type="float">
            <text:p>349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45]+[.E246]+[.F247]+[.G248]+[.H249]+[.I250]+[.J251]+[.K252]+[.L253]+[.M254]" office:value-type="float" office:value="6333" calcext:value-type="float">
            <text:p>633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55]+[.E256]+[.F257]+[.G258]+[.H259]+[.I260]+[.J261]+[.K262]+[.L263]+[.M264]" office:value-type="float" office:value="2694" calcext:value-type="float">
            <text:p>2694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72" calcext:value-type="float">
            <text:p>77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45:.M254])" office:value-type="float" office:value="6988" calcext:value-type="float">
            <text:p>6988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55:.M264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45:.N254])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55:.N264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76" calcext:value-type="float">
            <text:p>6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4708" calcext:value-type="float">
            <text:p>2470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65:.M265])" office:value-type="float" office:value="24708" calcext:value-type="float">
            <text:p>24708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2" calcext:value-type="float">
            <text:p>6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1675" calcext:value-type="float">
            <text:p>167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65]" office:value-type="float" office:value="1675" calcext:value-type="float">
            <text:p>1675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45]+[.Q249])/([.Q246]+[.Q247]+[.Q248]+[.Q249])" office:value-type="float" office:value="0.239882574963305" calcext:value-type="float">
            <text:p>0.23988257496330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45]+[.T249])/([.T246]+[.T247]+[.T248]+[.T249])" office:value-type="float" office:value="0.148691420208964" calcext:value-type="float">
            <text:p>0.148691420208964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590" calcext:value-type="float">
            <text:p>5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ine Accuracy</text:p>
          </table:table-cell>
          <table:table-cell table:formula="of:=[.Q245]/[.Q246]" office:value-type="float" office:value="0.90626788780767" calcext:value-type="float">
            <text:p>0.90626788780767</text:p>
          </table:table-cell>
          <table:table-cell/>
          <table:table-cell office:value-type="string" calcext:value-type="string">
            <text:p>Fine Accuracy</text:p>
          </table:table-cell>
          <table:table-cell table:formula="of:=[.T245]/[.T246]" office:value-type="float" office:value="0.904937856902922" calcext:value-type="float">
            <text:p>0.90493785690292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1" calcext:value-type="float">
            <text:p>6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45]/([.Q246]+[.Q247])" office:value-type="float" office:value="0.904714285714286" calcext:value-type="float">
            <text:p>0.904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45]/([.T246]+[.T247])" office:value-type="float" office:value="0.898" calcext:value-type="float">
            <text:p>0.898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Accuracy</text:p>
          </table:table-cell>
          <table:table-cell table:formula="of:=([.Q246]+[.Q249])/([.Q246]+[.Q247]+[.Q248]+[.Q249])" office:value-type="float" office:value="0.259503340023365" calcext:value-type="float">
            <text:p>0.259503340023365</text:p>
          </table:table-cell>
          <table:table-cell/>
          <table:table-cell office:value-type="string" calcext:value-type="string">
            <text:p>Accuracy</text:p>
          </table:table-cell>
          <table:table-cell table:formula="of:=([.T246]+[.T249])/([.T246]+[.T247]+[.T248]+[.T249])" office:value-type="float" office:value="0.158322839737263" calcext:value-type="float">
            <text:p>0.15832283973726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489" calcext:value-type="float">
            <text:p>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46]/([.Q246]+[.Q248])" office:value-type="float" office:value="0.220469459868753" calcext:value-type="float">
            <text:p>0.22046945986875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46]/([.T246]+[.T248])" office:value-type="float" office:value="0.107531154054542" calcext:value-type="float">
            <text:p>0.107531154054542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46]/([.Q246]+[.Q247])" office:value-type="float" office:value="0.998285714285714" calcext:value-type="float">
            <text:p>0.998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46]/([.T246]+[.T247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54]*[.Q255])/([.Q254]+[.Q255]))" office:value-type="float" office:value="0.361174281579491" calcext:value-type="float">
            <text:p>0.36117428157949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54]*[.T255])/([.T254]+[.T255]))" office:value-type="float" office:value="0.194036174026397" calcext:value-type="float">
            <text:p>0.19403617402639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49]/([.Q249]+[.Q247])" office:value-type="float" office:value="0.992886781268524" calcext:value-type="float">
            <text:p>0.99288678126852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49]/([.T249]+[.T247])" office:value-type="float" office:value="0.986454652532391" calcext:value-type="float">
            <text:p>0.98645465253239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49]/([.Q249]+[.Q248])" office:value-type="float" office:value="0.0634878520259258" calcext:value-type="float">
            <text:p>0.06348785202592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49]/([.T249]+[.T248])" office:value-type="float" office:value="0.0634878520259258" calcext:value-type="float">
            <text:p>0.063487852025926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57]*[.Q258])/([.Q257]+[.Q258]))" office:value-type="float" office:value="0.119344495903099" calcext:value-type="float">
            <text:p>0.119344495903099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57]*[.T258])/([.T257]+[.T258]))" office:value-type="float" office:value="0.119297745806773" calcext:value-type="float">
            <text:p>0.11929774580677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7" calcext:value-type="float">
            <text:p>2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72" calcext:value-type="float">
            <text:p>17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11" calcext:value-type="float">
            <text:p>1811</text:p>
          </table:table-cell>
          <table:table-cell office:value-type="float" office:value="9023" calcext:value-type="float">
            <text:p>9023</text:p>
          </table:table-cell>
          <table:table-cell office:value-type="float" office:value="3277" calcext:value-type="float">
            <text:p>3277</text:p>
          </table:table-cell>
          <table:table-cell office:value-type="float" office:value="1074" calcext:value-type="float">
            <text:p>1074</text:p>
          </table:table-cell>
          <table:table-cell office:value-type="float" office:value="2636" calcext:value-type="float">
            <text:p>2636</text:p>
          </table:table-cell>
          <table:table-cell office:value-type="float" office:value="2278" calcext:value-type="float">
            <text:p>2278</text:p>
          </table:table-cell>
          <table:table-cell office:value-type="float" office:value="2958" calcext:value-type="float">
            <text:p>2958</text:p>
          </table:table-cell>
          <table:table-cell office:value-type="float" office:value="235" calcext:value-type="float">
            <text:p>235</text:p>
          </table:table-cell>
          <table:table-cell office:value-type="float" office:value="1154" calcext:value-type="float">
            <text:p>1154</text:p>
          </table:table-cell>
          <table:table-cell office:value-type="float" office:value="262" calcext:value-type="float">
            <text:p>262</text:p>
          </table:table-cell>
          <table:table-cell office:value-type="float" office:value="1675" calcext:value-type="float">
            <text:p>167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SVM kernel=’rbf’ C=16 gamma=0.12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69]+[.E270]+[.F271]+[.G272]+[.H273]+[.I274]+[.J275]+[.K276]+[.L277]+[.M278]" office:value-type="float" office:value="6169" calcext:value-type="float">
            <text:p>616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79]+[.E280]+[.F281]+[.G282]+[.H283]+[.I284]+[.J285]+[.K286]+[.L287]+[.M288]" office:value-type="float" office:value="2651" calcext:value-type="float">
            <text:p>2651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69:.M278])" office:value-type="float" office:value="6971" calcext:value-type="float">
            <text:p>697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79:.M288])" office:value-type="float" office:value="2977" calcext:value-type="float">
            <text:p>2977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69:.N278])" office:value-type="float" office:value="29" calcext:value-type="float">
            <text:p>29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79:.N288])" office:value-type="float" office:value="23" calcext:value-type="float">
            <text:p>23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4900" calcext:value-type="float">
            <text:p>2490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89:.M289])" office:value-type="float" office:value="24900" calcext:value-type="float">
            <text:p>2490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1483" calcext:value-type="float">
            <text:p>148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89]" office:value-type="float" office:value="1483" calcext:value-type="float">
            <text:p>148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69]+[.Q273])/([.Q270]+[.Q271]+[.Q272]+[.Q273])" office:value-type="float" office:value="0.229218464487913" calcext:value-type="float">
            <text:p>0.22921846448791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69]+[.T273])/([.T270]+[.T271]+[.T272]+[.T273])" office:value-type="float" office:value="0.140693598339176" calcext:value-type="float">
            <text:p>0.14069359833917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ine Accuracy</text:p>
          </table:table-cell>
          <table:table-cell table:formula="of:=[.Q269]/[.Q270]" office:value-type="float" office:value="0.884951943767035" calcext:value-type="float">
            <text:p>0.884951943767035</text:p>
          </table:table-cell>
          <table:table-cell/>
          <table:table-cell office:value-type="string" calcext:value-type="string">
            <text:p>Fine Accuracy</text:p>
          </table:table-cell>
          <table:table-cell table:formula="of:=[.T269]/[.T270]" office:value-type="float" office:value="0.890493785690292" calcext:value-type="float">
            <text:p>0.890493785690292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69]/([.Q270]+[.Q271])" office:value-type="float" office:value="0.881285714285714" calcext:value-type="float">
            <text:p>0.881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69]/([.T270]+[.T271])" office:value-type="float" office:value="0.883666666666667" calcext:value-type="float">
            <text:p>0.883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curacy</text:p>
          </table:table-cell>
          <table:table-cell table:formula="of:=([.Q270]+[.Q273])/([.Q270]+[.Q271]+[.Q272]+[.Q273])" office:value-type="float" office:value="0.253242668424048" calcext:value-type="float">
            <text:p>0.253242668424048</text:p>
          </table:table-cell>
          <table:table-cell/>
          <table:table-cell office:value-type="string" calcext:value-type="string">
            <text:p>Accuracy</text:p>
          </table:table-cell>
          <table:table-cell table:formula="of:=([.T270]+[.T273])/([.T270]+[.T271]+[.T272]+[.T273])" office:value-type="float" office:value="0.151788449103223" calcext:value-type="float">
            <text:p>0.151788449103223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70]/([.Q270]+[.Q272])" office:value-type="float" office:value="0.218725487119952" calcext:value-type="float">
            <text:p>0.21872548711995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70]/([.T270]+[.T272])" office:value-type="float" office:value="0.106790544176203" calcext:value-type="float">
            <text:p>0.106790544176203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70]/([.Q270]+[.Q271])" office:value-type="float" office:value="0.995857142857143" calcext:value-type="float">
            <text:p>0.995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70]/([.T270]+[.T271])" office:value-type="float" office:value="0.992333333333333" calcext:value-type="float">
            <text:p>0.992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78]*[.Q279])/([.Q278]+[.Q279]))" office:value-type="float" office:value="0.358673561266754" calcext:value-type="float">
            <text:p>0.35867356126675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78]*[.T279])/([.T278]+[.T279]))" office:value-type="float" office:value="0.192829614275998" calcext:value-type="float">
            <text:p>0.192829614275998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73]/([.Q273]+[.Q271])" office:value-type="float" office:value="0.980820105820106" calcext:value-type="float">
            <text:p>0.980820105820106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73]/([.T273]+[.T271])" office:value-type="float" office:value="0.98472775564409" calcext:value-type="float">
            <text:p>0.98472775564409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73]/([.Q273]+[.Q272])" office:value-type="float" office:value="0.0562104385399689" calcext:value-type="float">
            <text:p>0.05621043853996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73]/([.T273]+[.T272])" office:value-type="float" office:value="0.0562104385399689" calcext:value-type="float">
            <text:p>0.05621043853996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81]*[.Q282])/([.Q281]+[.Q282]))" office:value-type="float" office:value="0.106327298799068" calcext:value-type="float">
            <text:p>0.10632729879906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81]*[.T282])/([.T281]+[.T282]))" office:value-type="float" office:value="0.10635017390369" calcext:value-type="float">
            <text:p>0.10635017390369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1864" calcext:value-type="float">
            <text:p>1864</text:p>
          </table:table-cell>
          <table:table-cell office:value-type="float" office:value="5187" calcext:value-type="float">
            <text:p>5187</text:p>
          </table:table-cell>
          <table:table-cell office:value-type="float" office:value="4297" calcext:value-type="float">
            <text:p>4297</text:p>
          </table:table-cell>
          <table:table-cell office:value-type="float" office:value="1347" calcext:value-type="float">
            <text:p>1347</text:p>
          </table:table-cell>
          <table:table-cell office:value-type="float" office:value="5052" calcext:value-type="float">
            <text:p>5052</text:p>
          </table:table-cell>
          <table:table-cell office:value-type="float" office:value="3338" calcext:value-type="float">
            <text:p>3338</text:p>
          </table:table-cell>
          <table:table-cell office:value-type="float" office:value="2249" calcext:value-type="float">
            <text:p>2249</text:p>
          </table:table-cell>
          <table:table-cell office:value-type="float" office:value="217" calcext:value-type="float">
            <text:p>217</text:p>
          </table:table-cell>
          <table:table-cell office:value-type="float" office:value="1118" calcext:value-type="float">
            <text:p>1118</text:p>
          </table:table-cell>
          <table:table-cell office:value-type="float" office:value="231" calcext:value-type="float">
            <text:p>231</text:p>
          </table:table-cell>
          <table:table-cell office:value-type="float" office:value="1483" calcext:value-type="float">
            <text:p>148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RF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4" table:default-cell-style-name="ce13"/>
        <table:table-column table:style-name="co1" table:number-columns-repeated="2" table:default-cell-style-name="Default"/>
        <table:table-column table:style-name="co1" table:default-cell-style-name="ce13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3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508" calcext:value-type="float">
            <text:p>650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695" calcext:value-type="float">
            <text:p>269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2943" calcext:value-type="float">
            <text:p>2943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57" calcext:value-type="float">
            <text:p>57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0" calcext:value-type="float">
            <text:p>66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6186" calcext:value-type="float">
            <text:p>1618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16186" calcext:value-type="float">
            <text:p>16186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69" calcext:value-type="float">
            <text:p>669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0197" calcext:value-type="float">
            <text:p>1019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10197" calcext:value-type="float">
            <text:p>10197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579" calcext:value-type="float">
            <text:p>579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500404397447803" calcext:value-type="float">
            <text:p>0.50040439744780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43875710444815" calcext:value-type="float">
            <text:p>0.43875710444815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" calcext:value-type="float">
            <text:p>6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929714285714286" calcext:value-type="float">
            <text:p>0.92971428571428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915732246007475" calcext:value-type="float">
            <text:p>0.915732246007475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9" calcext:value-type="float">
            <text:p>67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929714285714286" calcext:value-type="float">
            <text:p>0.929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98333333333333" calcext:value-type="float">
            <text:p>0.898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515142437767726" calcext:value-type="float">
            <text:p>0.515142437767726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447197359017119" calcext:value-type="float">
            <text:p>0.44719735901711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301906322780988" calcext:value-type="float">
            <text:p>0.301906322780988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53850175126771" calcext:value-type="float">
            <text:p>0.153850175126771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0.981" calcext:value-type="float">
            <text:p>0.981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46379116146558" calcext:value-type="float">
            <text:p>0.4637911614655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265985810474942" calcext:value-type="float">
            <text:p>0.265985810474942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float" office:value="0.994441193680515" calcext:value-type="float">
            <text:p>0.994441193680515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.38649888185574" calcext:value-type="float">
            <text:p>0.3864988818557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.38649888185574" calcext:value-type="float">
            <text:p>0.38649888185574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float" office:value="0.557517769272827" calcext:value-type="float">
            <text:p>0.55751776927282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float" office:value="0.556650380762617" calcext:value-type="float">
            <text:p>0.556650380762617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54" calcext:value-type="float">
            <text:p>754</text:p>
          </table:table-cell>
          <table:table-cell office:value-type="float" office:value="640" calcext:value-type="float">
            <text:p>640</text:p>
          </table:table-cell>
          <table:table-cell office:value-type="float" office:value="3061" calcext:value-type="float">
            <text:p>3061</text:p>
          </table:table-cell>
          <table:table-cell office:value-type="float" office:value="138" calcext:value-type="float">
            <text:p>138</text:p>
          </table:table-cell>
          <table:table-cell office:value-type="float" office:value="3512" calcext:value-type="float">
            <text:p>3512</text:p>
          </table:table-cell>
          <table:table-cell office:value-type="float" office:value="4557" calcext:value-type="float">
            <text:p>4557</text:p>
          </table:table-cell>
          <table:table-cell office:value-type="float" office:value="2629" calcext:value-type="float">
            <text:p>2629</text:p>
          </table:table-cell>
          <table:table-cell office:value-type="float" office:value="210" calcext:value-type="float">
            <text:p>210</text:p>
          </table:table-cell>
          <table:table-cell office:value-type="float" office:value="466" calcext:value-type="float">
            <text:p>466</text:p>
          </table:table-cell>
          <table:table-cell office:value-type="float" office:value="219" calcext:value-type="float">
            <text:p>219</text:p>
          </table:table-cell>
          <table:table-cell office:value-type="float" office:value="10197" calcext:value-type="float">
            <text:p>1019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469" calcext:value-type="float">
            <text:p>646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75" calcext:value-type="float">
            <text:p>2675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51" calcext:value-type="float">
            <text:p>2951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49" calcext:value-type="float">
            <text:p>49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59" calcext:value-type="float">
            <text:p>659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6290" calcext:value-type="float">
            <text:p>1629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16290" calcext:value-type="float">
            <text:p>1629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0093" calcext:value-type="float">
            <text:p>1009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0093" calcext:value-type="float">
            <text:p>1009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496120780037744" calcext:value-type="float">
            <text:p>0.49612078003774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434536977163666" calcext:value-type="float">
            <text:p>0.434536977163666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17" calcext:value-type="float">
            <text:p>61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24142857142857" calcext:value-type="float">
            <text:p>0.924142857142857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906472382243307" calcext:value-type="float">
            <text:p>0.906472382243307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24142857142857" calcext:value-type="float">
            <text:p>0.924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91666666666667" calcext:value-type="float">
            <text:p>0.891666666666667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51202707965132" calcext:value-type="float">
            <text:p>0.51202707965132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443930163700099" calcext:value-type="float">
            <text:p>0.443930163700099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30055817947617" calcext:value-type="float">
            <text:p>0.3005581794761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53370406943506" calcext:value-type="float">
            <text:p>0.153370406943506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83666666666667" calcext:value-type="float">
            <text:p>0.983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462198745460548" calcext:value-type="float">
            <text:p>0.46219874546054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265365765927791" calcext:value-type="float">
            <text:p>0.26536576592779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95168605797673" calcext:value-type="float">
            <text:p>0.995168605797673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382556949550847" calcext:value-type="float">
            <text:p>0.38255694955084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382556949550847" calcext:value-type="float">
            <text:p>0.382556949550847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553404978616076" calcext:value-type="float">
            <text:p>0.55340497861607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552662559890486" calcext:value-type="float">
            <text:p>0.55266255989048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557" calcext:value-type="float">
            <text:p>557</text:p>
          </table:table-cell>
          <table:table-cell office:value-type="float" office:value="571" calcext:value-type="float">
            <text:p>571</text:p>
          </table:table-cell>
          <table:table-cell office:value-type="float" office:value="2950" calcext:value-type="float">
            <text:p>2950</text:p>
          </table:table-cell>
          <table:table-cell office:value-type="float" office:value="187" calcext:value-type="float">
            <text:p>187</text:p>
          </table:table-cell>
          <table:table-cell office:value-type="float" office:value="3972" calcext:value-type="float">
            <text:p>3972</text:p>
          </table:table-cell>
          <table:table-cell office:value-type="float" office:value="4526" calcext:value-type="float">
            <text:p>4526</text:p>
          </table:table-cell>
          <table:table-cell office:value-type="float" office:value="2650" calcext:value-type="float">
            <text:p>2650</text:p>
          </table:table-cell>
          <table:table-cell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office:value-type="float" office:value="225" calcext:value-type="float">
            <text:p>225</text:p>
          </table:table-cell>
          <table:table-cell office:value-type="float" office:value="10093" calcext:value-type="float">
            <text:p>1009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0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6470" calcext:value-type="float">
            <text:p>647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671" calcext:value-type="float">
            <text:p>2671</text:p>
          </table:table-cell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56" calcext:value-type="float">
            <text:p>2956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44" calcext:value-type="float">
            <text:p>44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4" calcext:value-type="float">
            <text:p>664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6065" calcext:value-type="float">
            <text:p>1606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16065" calcext:value-type="float">
            <text:p>16065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0318" calcext:value-type="float">
            <text:p>1031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10318" calcext:value-type="float">
            <text:p>10318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563" calcext:value-type="float">
            <text:p>56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502890692867627" calcext:value-type="float">
            <text:p>0.50289069286762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442058333049723" calcext:value-type="float">
            <text:p>0.442058333049723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13" calcext:value-type="float">
            <text:p>61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924285714285714" calcext:value-type="float">
            <text:p>0.924285714285714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903585926928281" calcext:value-type="float">
            <text:p>0.903585926928281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924285714285714" calcext:value-type="float">
            <text:p>0.924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90333333333333" calcext:value-type="float">
            <text:p>0.890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518767037114699" calcext:value-type="float">
            <text:p>0.518767037114699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451757819147126" calcext:value-type="float">
            <text:p>0.45175781914712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85" calcext:value-type="float">
            <text:p>8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13" calcext:value-type="float">
            <text:p>5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303490136570561" calcext:value-type="float">
            <text:p>0.30349013657056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55407181536197" calcext:value-type="float">
            <text:p>0.155407181536197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85333333333333" calcext:value-type="float">
            <text:p>0.985333333333333</text:p>
          </table:table-cell>
        </table:table-row>
        <table:table-row table:style-name="ro2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465657741559953" calcext:value-type="float">
            <text:p>0.465657741559953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268471004949821" calcext:value-type="float">
            <text:p>0.268471004949821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95753715498938" calcext:value-type="float">
            <text:p>0.995753715498938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66" calcext:value-type="float">
            <text:p>2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391085168479703" calcext:value-type="float">
            <text:p>0.39108516847970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391085168479703" calcext:value-type="float">
            <text:p>0.391085168479703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562273507533855" calcext:value-type="float">
            <text:p>0.56227350753385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561600217716696" calcext:value-type="float">
            <text:p>0.561600217716696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654" calcext:value-type="float">
            <text:p>654</text:p>
          </table:table-cell>
          <table:table-cell office:value-type="float" office:value="3101" calcext:value-type="float">
            <text:p>3101</text:p>
          </table:table-cell>
          <table:table-cell office:value-type="float" office:value="198" calcext:value-type="float">
            <text:p>198</text:p>
          </table:table-cell>
          <table:table-cell office:value-type="float" office:value="4059" calcext:value-type="float">
            <text:p>4059</text:p>
          </table:table-cell>
          <table:table-cell office:value-type="float" office:value="4158" calcext:value-type="float">
            <text:p>4158</text:p>
          </table:table-cell>
          <table:table-cell office:value-type="float" office:value="2357" calcext:value-type="float">
            <text:p>2357</text:p>
          </table:table-cell>
          <table:table-cell office:value-type="float" office:value="162" calcext:value-type="float">
            <text:p>162</text:p>
          </table:table-cell>
          <table:table-cell office:value-type="float" office:value="490" calcext:value-type="float">
            <text:p>490</text:p>
          </table:table-cell>
          <table:table-cell office:value-type="float" office:value="187" calcext:value-type="float">
            <text:p>187</text:p>
          </table:table-cell>
          <table:table-cell office:value-type="float" office:value="10318" calcext:value-type="float">
            <text:p>10318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RF trees_count = 15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 table:number-columns-spanned="2" table:number-rows-spanned="1"/>
          <table:covered-table-cell/>
          <table:table-cell/>
          <table:table-cell table:style-name="Default" table:number-columns-spanned="2" table:number-rows-spanned="1"/>
          <table:covered-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468" calcext:value-type="float">
            <text:p>646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98" calcext:value-type="float">
            <text:p>2698</text:p>
          </table:table-cell>
        </table:table-row>
        <table:table-row table:style-name="ro1">
          <table:table-cell/>
          <table:covered-table-cell/>
          <table:table-cell table:number-columns-repeated="2" office:value-type="float" office:value="1" calcext:value-type="float">
            <text:p>1</text:p>
          </table:table-cell>
          <table:table-cell office:value-type="float" office:value="786" calcext:value-type="float">
            <text:p>786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60" calcext:value-type="float">
            <text:p>2960</text:p>
          </table:table-cell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20" calcext:value-type="float">
            <text:p>7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40" calcext:value-type="float">
            <text:p>40</text:p>
          </table:table-cell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56" calcext:value-type="float">
            <text:p>65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6340" calcext:value-type="float">
            <text:p>1634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16340" calcext:value-type="float">
            <text:p>16340</text:p>
          </table:table-cell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0043" calcext:value-type="float">
            <text:p>10043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0043" calcext:value-type="float">
            <text:p>10043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71" calcext:value-type="float">
            <text:p>57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494593056346044" calcext:value-type="float">
            <text:p>0.49459305634604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433618078480754" calcext:value-type="float">
            <text:p>0.433618078480754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19" calcext:value-type="float">
            <text:p>6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924" calcext:value-type="float">
            <text:p>0.924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911486486486486" calcext:value-type="float">
            <text:p>0.911486486486486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8" calcext:value-type="float">
            <text:p>67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924" calcext:value-type="float">
            <text:p>0.92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99333333333333" calcext:value-type="float">
            <text:p>0.899333333333333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68" calcext:value-type="float">
            <text:p>5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510529311326124" calcext:value-type="float">
            <text:p>0.510529311326124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442534799033455" calcext:value-type="float">
            <text:p>0.442534799033455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99914310197087" calcext:value-type="float">
            <text:p>0.299914310197087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53367875647668" calcext:value-type="float">
            <text:p>0.153367875647668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86666666666667" calcext:value-type="float">
            <text:p>0.986666666666667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461437046802901" calcext:value-type="float">
            <text:p>0.46143704680290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265470852017937" calcext:value-type="float">
            <text:p>0.265470852017937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2" calcext:value-type="float">
            <text:p>30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96032926708321" calcext:value-type="float">
            <text:p>0.996032926708321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380661789788879" calcext:value-type="float">
            <text:p>0.380661789788879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380661789788879" calcext:value-type="float">
            <text:p>0.380661789788879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551419315873277" calcext:value-type="float">
            <text:p>0.55141931587327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550814457302693" calcext:value-type="float">
            <text:p>0.550814457302693</text:p>
          </table:table-cell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59" calcext:value-type="float">
            <text:p>25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764" calcext:value-type="float">
            <text:p>764</text:p>
          </table:table-cell>
          <table:table-cell office:value-type="float" office:value="687" calcext:value-type="float">
            <text:p>687</text:p>
          </table:table-cell>
          <table:table-cell office:value-type="float" office:value="2732" calcext:value-type="float">
            <text:p>2732</text:p>
          </table:table-cell>
          <table:table-cell office:value-type="float" office:value="226" calcext:value-type="float">
            <text:p>226</text:p>
          </table:table-cell>
          <table:table-cell office:value-type="float" office:value="4531" calcext:value-type="float">
            <text:p>4531</text:p>
          </table:table-cell>
          <table:table-cell office:value-type="float" office:value="3943" calcext:value-type="float">
            <text:p>3943</text:p>
          </table:table-cell>
          <table:table-cell office:value-type="float" office:value="2558" calcext:value-type="float">
            <text:p>2558</text:p>
          </table:table-cell>
          <table:table-cell office:value-type="float" office:value="186" calcext:value-type="float">
            <text:p>186</text:p>
          </table:table-cell>
          <table:table-cell office:value-type="float" office:value="491" calcext:value-type="float">
            <text:p>491</text:p>
          </table:table-cell>
          <table:table-cell office:value-type="float" office:value="222" calcext:value-type="float">
            <text:p>222</text:p>
          </table:table-cell>
          <table:table-cell office:value-type="float" office:value="10043" calcext:value-type="float">
            <text:p>10043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KNN" table:style-name="ta1"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1" table:default-cell-style-name="ce9"/>
        <table:table-column table:style-name="co1" table:default-cell-style-name="Default"/>
        <table:table-column table:style-name="co5" table:default-cell-style-name="ce13"/>
        <table:table-column table:style-name="co1" table:number-columns-repeated="2" table:default-cell-style-name="Default"/>
        <table:table-column table:style-name="co6" table:default-cell-style-name="ce13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]+[.E6]+[.F7]+[.G8]+[.H9]+[.I10]+[.J11]+[.K12]+[.L13]+[.M14]" office:value-type="float" office:value="6025" calcext:value-type="float">
            <text:p>602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]+[.E16]+[.F17]+[.G18]+[.H19]+[.I20]+[.J21]+[.K22]+[.L23]+[.M24]" office:value-type="float" office:value="2514" calcext:value-type="float">
            <text:p>251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37" calcext:value-type="float">
            <text:p>737</text:p>
          </table:table-cell>
          <table:table-cell table:number-columns-repeated="9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:.M14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:.M24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94" calcext:value-type="float">
            <text:p>694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:.N14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:.N24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642" calcext:value-type="float">
            <text:p>642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5:.M25])" office:value-type="float" office:value="26383" calcext:value-type="float">
            <text:p>2638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54" calcext:value-type="float">
            <text:p>654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5]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536" calcext:value-type="float">
            <text:p>536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]+[.Q9])/([.Q6]+[.Q7]+[.Q8]+[.Q9])" office:value-type="float" office:value="0.180481083186053" calcext:value-type="float">
            <text:p>0.180481083186053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]+[.T9])/([.T6]+[.T7]+[.T8]+[.T9])" office:value-type="float" office:value="0.0855596773644625" calcext:value-type="float">
            <text:p>0.08555967736446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74" calcext:value-type="float">
            <text:p>57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]/[.Q6]" office:value-type="float" office:value="0.860714285714286" calcext:value-type="float">
            <text:p>0.860714285714286</text:p>
          </table:table-cell>
          <table:table-cell/>
          <table:table-cell office:value-type="string" calcext:value-type="string">
            <text:p>Fine Accuracy</text:p>
          </table:table-cell>
          <table:table-cell table:formula="of:=[.T5]/[.T6]" office:value-type="float" office:value="0.838" calcext:value-type="float">
            <text:p>0.83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]/([.Q6]+[.Q7])" office:value-type="float" office:value="0.860714285714286" calcext:value-type="float">
            <text:p>0.86071428571428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]/([.T6]+[.T7])" office:value-type="float" office:value="0.838" calcext:value-type="float">
            <text:p>0.83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6]+[.Q9])/([.Q6]+[.Q7]+[.Q8]+[.Q9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Accuracy</text:p>
          </table:table-cell>
          <table:table-cell table:formula="of:=([.T6]+[.T9])/([.T6]+[.T7]+[.T8]+[.T9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7" calcext:value-type="float">
            <text:p>17</text:p>
          </table:table-cell>
          <table:table-cell office:value-type="float" office:value="483" calcext:value-type="float">
            <text:p>4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6]/([.Q6]+[.Q8])" office:value-type="float" office:value="0.209687565527364" calcext:value-type="float">
            <text:p>0.20968756552736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6]/([.T6]+[.T8])" office:value-type="float" office:value="0.102099853656876" calcext:value-type="float">
            <text:p>0.10209985365687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6]/([.Q6]+[.Q7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6]/([.T6]+[.T7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4]*[.Q15])/([.Q14]+[.Q15]))" office:value-type="float" office:value="0.346680533888022" calcext:value-type="float">
            <text:p>0.34668053388802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4]*[.T15])/([.T14]+[.T15]))" office:value-type="float" office:value="0.18528240125992" calcext:value-type="float">
            <text:p>0.185282401259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9]/([.Q9]+[.Q7]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9]/([.T9]+[.T7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9]/([.Q9]+[.Q8])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9]/([.T9]+[.T8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7]*[.Q18])/([.Q17]+[.Q18]))" office:value-type="string" office:string-value="" calcext:value-type="error">
            <text:p>#DIV/0!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7]*[.T18])/([.T17]+[.T18])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4729" calcext:value-type="float">
            <text:p>4729</text:p>
          </table:table-cell>
          <table:table-cell office:value-type="float" office:value="4475" calcext:value-type="float">
            <text:p>4475</text:p>
          </table:table-cell>
          <table:table-cell office:value-type="float" office:value="4576" calcext:value-type="float">
            <text:p>4576</text:p>
          </table:table-cell>
          <table:table-cell office:value-type="float" office:value="1890" calcext:value-type="float">
            <text:p>1890</text:p>
          </table:table-cell>
          <table:table-cell office:value-type="float" office:value="3793" calcext:value-type="float">
            <text:p>3793</text:p>
          </table:table-cell>
          <table:table-cell office:value-type="float" office:value="3180" calcext:value-type="float">
            <text:p>3180</text:p>
          </table:table-cell>
          <table:table-cell office:value-type="float" office:value="2633" calcext:value-type="float">
            <text:p>2633</text:p>
          </table:table-cell>
          <table:table-cell office:value-type="float" office:value="185" calcext:value-type="float">
            <text:p>185</text:p>
          </table:table-cell>
          <table:table-cell office:value-type="float" office:value="722" calcext:value-type="float">
            <text:p>72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2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9]+[.E30]+[.F31]+[.G32]+[.H33]+[.I34]+[.J35]+[.K36]+[.L37]+[.M38]" office:value-type="float" office:value="6300" calcext:value-type="float">
            <text:p>630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39]+[.E40]+[.F41]+[.G42]+[.H43]+[.I44]+[.J45]+[.K46]+[.L47]+[.M48]" office:value-type="float" office:value="2640" calcext:value-type="float">
            <text:p>264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54" calcext:value-type="float">
            <text:p>75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9:.M38])" office:value-type="float" office:value="6953" calcext:value-type="float">
            <text:p>6953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39:.M48])" office:value-type="float" office:value="2970" calcext:value-type="float">
            <text:p>297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9:.N38])" office:value-type="float" office:value="47" calcext:value-type="float">
            <text:p>47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39:.N48])" office:value-type="float" office:value="30" calcext:value-type="float">
            <text:p>30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084" calcext:value-type="float">
            <text:p>25084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49:.M49])" office:value-type="float" office:value="25084" calcext:value-type="float">
            <text:p>2508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99" calcext:value-type="float">
            <text:p>1299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49]" office:value-type="float" office:value="1299" calcext:value-type="float">
            <text:p>12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567" calcext:value-type="float">
            <text:p>5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9]+[.Q33])/([.Q30]+[.Q31]+[.Q32]+[.Q33])" office:value-type="float" office:value="0.227630830063206" calcext:value-type="float">
            <text:p>0.227630830063206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9]+[.T33])/([.T30]+[.T31]+[.T32]+[.T33])" office:value-type="float" office:value="0.134057107851479" calcext:value-type="float">
            <text:p>0.13405710785147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05" calcext:value-type="float">
            <text:p>60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9]/[.Q30]" office:value-type="float" office:value="0.906083704875593" calcext:value-type="float">
            <text:p>0.906083704875593</text:p>
          </table:table-cell>
          <table:table-cell/>
          <table:table-cell office:value-type="string" calcext:value-type="string">
            <text:p>Fine Accuracy</text:p>
          </table:table-cell>
          <table:table-cell table:formula="of:=[.T29]/[.T30]" office:value-type="float" office:value="0.888888888888889" calcext:value-type="float">
            <text:p>0.88888888888888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9]/([.Q30]+[.Q31])" office:value-type="float" office:value="0.9" calcext:value-type="float">
            <text:p>0.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9]/([.T30]+[.T31])" office:value-type="float" office:value="0.88" calcext:value-type="float">
            <text:p>0.8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ccuracy</text:p>
          </table:table-cell>
          <table:table-cell table:formula="of:=([.Q30]+[.Q33])/([.Q30]+[.Q31]+[.Q32]+[.Q33])" office:value-type="float" office:value="0.247191684390258" calcext:value-type="float">
            <text:p>0.247191684390258</text:p>
          </table:table-cell>
          <table:table-cell/>
          <table:table-cell office:value-type="string" calcext:value-type="string">
            <text:p>Accuracy</text:p>
          </table:table-cell>
          <table:table-cell table:formula="of:=([.T30]+[.T33])/([.T30]+[.T31]+[.T32]+[.T33])" office:value-type="float" office:value="0.145288091753735" calcext:value-type="float">
            <text:p>0.14528809175373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569" calcext:value-type="float">
            <text:p>56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30]/([.Q30]+[.Q32])" office:value-type="float" office:value="0.217030308705559" calcext:value-type="float">
            <text:p>0.217030308705559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30]/([.T30]+[.T32])" office:value-type="float" office:value="0.105867256006274" calcext:value-type="float">
            <text:p>0.10586725600627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30]/([.Q30]+[.Q31])" office:value-type="float" office:value="0.993285714285714" calcext:value-type="float">
            <text:p>0.993285714285714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30]/([.T30]+[.T31])" office:value-type="float" office:value="0.99" calcext:value-type="float">
            <text:p>0.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38]*[.Q39])/([.Q38]+[.Q39]))" office:value-type="float" office:value="0.356226144427082" calcext:value-type="float">
            <text:p>0.35622614442708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38]*[.T39])/([.T38]+[.T39]))" office:value-type="float" office:value="0.191279706318027" calcext:value-type="float">
            <text:p>0.19127970631802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33]/([.Q33]+[.Q31])" office:value-type="float" office:value="0.965081723625557" calcext:value-type="float">
            <text:p>0.96508172362555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33]/([.T33]+[.T31])" office:value-type="float" office:value="0.977426636568849" calcext:value-type="float">
            <text:p>0.97742663656884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33]/([.Q33]+[.Q32])" office:value-type="float" office:value="0.0492362506159269" calcext:value-type="float">
            <text:p>0.049236250615927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33]/([.T33]+[.T32])" office:value-type="float" office:value="0.0492362506159269" calcext:value-type="float">
            <text:p>0.04923625061592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41]*[.Q42])/([.Q41]+[.Q42]))" office:value-type="float" office:value="0.0936925240722709" calcext:value-type="float">
            <text:p>0.09369252407227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41]*[.T42])/([.T41]+[.T42]))" office:value-type="float" office:value="0.09375" calcext:value-type="float">
            <text:p>0.0937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4" calcext:value-type="float">
            <text:p>20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666" calcext:value-type="float">
            <text:p>2666</text:p>
          </table:table-cell>
          <table:table-cell office:value-type="float" office:value="2189" calcext:value-type="float">
            <text:p>2189</text:p>
          </table:table-cell>
          <table:table-cell office:value-type="float" office:value="4021" calcext:value-type="float">
            <text:p>4021</text:p>
          </table:table-cell>
          <table:table-cell office:value-type="float" office:value="1084" calcext:value-type="float">
            <text:p>1084</text:p>
          </table:table-cell>
          <table:table-cell office:value-type="float" office:value="4321" calcext:value-type="float">
            <text:p>4321</text:p>
          </table:table-cell>
          <table:table-cell office:value-type="float" office:value="4710" calcext:value-type="float">
            <text:p>4710</text:p>
          </table:table-cell>
          <table:table-cell office:value-type="float" office:value="4262" calcext:value-type="float">
            <text:p>4262</text:p>
          </table:table-cell>
          <table:table-cell office:value-type="float" office:value="274" calcext:value-type="float">
            <text:p>274</text:p>
          </table:table-cell>
          <table:table-cell office:value-type="float" office:value="1194" calcext:value-type="float">
            <text:p>1194</text:p>
          </table:table-cell>
          <table:table-cell office:value-type="float" office:value="363" calcext:value-type="float">
            <text:p>363</text:p>
          </table:table-cell>
          <table:table-cell office:value-type="float" office:value="1299" calcext:value-type="float">
            <text:p>1299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3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7" calcext:value-type="float">
            <text:p>67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53]+[.E54]+[.F55]+[.G56]+[.H57]+[.I58]+[.J59]+[.K60]+[.L61]+[.M62]" office:value-type="float" office:value="5818" calcext:value-type="float">
            <text:p>581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63]+[.E64]+[.F65]+[.G66]+[.H67]+[.I68]+[.J69]+[.K70]+[.L71]+[.M72]" office:value-type="float" office:value="2494" calcext:value-type="float">
            <text:p>249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29" calcext:value-type="float">
            <text:p>7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53:.M62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63:.M7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8" calcext:value-type="float">
            <text:p>6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53:.N62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63:.N7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31" calcext:value-type="float">
            <text:p>6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6358" calcext:value-type="float">
            <text:p>26358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73:.M73])" office:value-type="float" office:value="26358" calcext:value-type="float">
            <text:p>2635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25" calcext:value-type="float">
            <text:p>25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73]" office:value-type="float" office:value="25" calcext:value-type="float">
            <text:p>2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11" calcext:value-type="float">
            <text:p>11</text:p>
          </table:table-cell>
          <table:table-cell office:value-type="float" office:value="515" calcext:value-type="float">
            <text:p>51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53]+[.Q57])/([.Q54]+[.Q55]+[.Q56]+[.Q57])" office:value-type="float" office:value="0.175029206482341" calcext:value-type="float">
            <text:p>0.17502920648234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53]+[.T57])/([.T54]+[.T55]+[.T56]+[.T57])" office:value-type="float" office:value="0.0857298437872239" calcext:value-type="float">
            <text:p>0.08572984378722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53]/[.Q54]" office:value-type="float" office:value="0.831142857142857" calcext:value-type="float">
            <text:p>0.831142857142857</text:p>
          </table:table-cell>
          <table:table-cell/>
          <table:table-cell office:value-type="string" calcext:value-type="string">
            <text:p>Fine Accuracy</text:p>
          </table:table-cell>
          <table:table-cell table:formula="of:=[.T53]/[.T54]" office:value-type="float" office:value="0.831610536845615" calcext:value-type="float">
            <text:p>0.83161053684561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82" calcext:value-type="float">
            <text:p>58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53]/([.Q54]+[.Q55])" office:value-type="float" office:value="0.831142857142857" calcext:value-type="float">
            <text:p>0.831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53]/([.T54]+[.T55])" office:value-type="float" office:value="0.831333333333333" calcext:value-type="float">
            <text:p>0.831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54]+[.Q57])/([.Q54]+[.Q55]+[.Q56]+[.Q57])" office:value-type="float" office:value="0.210436449689962" calcext:value-type="float">
            <text:p>0.210436449689962</text:p>
          </table:table-cell>
          <table:table-cell/>
          <table:table-cell office:value-type="string" calcext:value-type="string">
            <text:p>Accuracy</text:p>
          </table:table-cell>
          <table:table-cell table:formula="of:=([.T54]+[.T57])/([.T54]+[.T55]+[.T56]+[.T57])" office:value-type="float" office:value="0.102916652486131" calcext:value-type="float">
            <text:p>0.10291665248613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54]/([.Q54]+[.Q56])" office:value-type="float" office:value="0.209844714910966" calcext:value-type="float">
            <text:p>0.209844714910966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54]/([.T54]+[.T56])" office:value-type="float" office:value="0.102156214872092" calcext:value-type="float">
            <text:p>0.10215621487209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54]/([.Q54]+[.Q55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54]/([.T54]+[.T5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62]*[.Q63])/([.Q62]+[.Q63]))" office:value-type="float" office:value="0.346895287179741" calcext:value-type="float">
            <text:p>0.346895287179741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62]*[.T63])/([.T62]+[.T63]))" office:value-type="float" office:value="0.185369471829898" calcext:value-type="float">
            <text:p>0.18536947182989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57]/([.Q57]+[.Q55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57]/([.T57]+[.T55])" office:value-type="float" office:value="0.961538461538462" calcext:value-type="float">
            <text:p>0.96153846153846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57]/([.Q57]+[.Q56])" office:value-type="float" office:value="0.000947579880983967" calcext:value-type="float">
            <text:p>0.000947579880984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57]/([.T57]+[.T56])" office:value-type="float" office:value="0.000947579880983967" calcext:value-type="float">
            <text:p>0.00094757988098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1" calcext:value-type="float">
            <text:p>29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65]*[.Q66])/([.Q65]+[.Q66]))" office:value-type="float" office:value="0.00189336564677371" calcext:value-type="float">
            <text:p>0.00189336564677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65]*[.T66])/([.T65]+[.T66]))" office:value-type="float" office:value="0.00189329395281911" calcext:value-type="float">
            <text:p>0.00189329395281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4305" calcext:value-type="float">
            <text:p>4305</text:p>
          </table:table-cell>
          <table:table-cell office:value-type="float" office:value="2984" calcext:value-type="float">
            <text:p>2984</text:p>
          </table:table-cell>
          <table:table-cell office:value-type="float" office:value="5672" calcext:value-type="float">
            <text:p>5672</text:p>
          </table:table-cell>
          <table:table-cell office:value-type="float" office:value="2278" calcext:value-type="float">
            <text:p>2278</text:p>
          </table:table-cell>
          <table:table-cell office:value-type="float" office:value="4721" calcext:value-type="float">
            <text:p>4721</text:p>
          </table:table-cell>
          <table:table-cell office:value-type="float" office:value="3400" calcext:value-type="float">
            <text:p>3400</text:p>
          </table:table-cell>
          <table:table-cell office:value-type="float" office:value="2297" calcext:value-type="float">
            <text:p>2297</text:p>
          </table:table-cell>
          <table:table-cell office:value-type="float" office:value="107" calcext:value-type="float">
            <text:p>107</text:p>
          </table:table-cell>
          <table:table-cell office:value-type="float" office:value="450" calcext:value-type="float">
            <text:p>450</text:p>
          </table:table-cell>
          <table:table-cell office:value-type="float" office:value="144" calcext:value-type="float">
            <text:p>144</text:p>
          </table:table-cell>
          <table:table-cell office:value-type="float" office:value="25" calcext:value-type="float">
            <text:p>2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4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77]+[.E78]+[.F79]+[.G80]+[.H81]+[.I82]+[.J83]+[.K84]+[.L85]+[.M86]" office:value-type="float" office:value="6033" calcext:value-type="float">
            <text:p>6033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87]+[.E88]+[.F89]+[.G90]+[.H91]+[.I92]+[.J93]+[.K94]+[.L95]+[.M96]" office:value-type="float" office:value="2602" calcext:value-type="float">
            <text:p>26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742" calcext:value-type="float">
            <text:p>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77:.M86])" office:value-type="float" office:value="6994" calcext:value-type="float">
            <text:p>6994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87:.M96])" office:value-type="float" office:value="2996" calcext:value-type="float">
            <text:p>299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77:.N86])" office:value-type="float" office:value="6" calcext:value-type="float">
            <text:p>6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87:.N96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219" calcext:value-type="float">
            <text:p>26219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97:.M97])" office:value-type="float" office:value="26219" calcext:value-type="float">
            <text:p>2621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64" calcext:value-type="float">
            <text:p>164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97]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float" office:value="536" calcext:value-type="float">
            <text:p>536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77]+[.Q81])/([.Q78]+[.Q79]+[.Q80]+[.Q81])" office:value-type="float" office:value="0.185633406224725" calcext:value-type="float">
            <text:p>0.185633406224725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77]+[.T81])/([.T78]+[.T79]+[.T80]+[.T81])" office:value-type="float" office:value="0.0941360650716401" calcext:value-type="float">
            <text:p>0.0941360650716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66" calcext:value-type="float">
            <text:p>56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77]/[.Q78]" office:value-type="float" office:value="0.862596511295396" calcext:value-type="float">
            <text:p>0.862596511295396</text:p>
          </table:table-cell>
          <table:table-cell/>
          <table:table-cell office:value-type="string" calcext:value-type="string">
            <text:p>Fine Accuracy</text:p>
          </table:table-cell>
          <table:table-cell table:formula="of:=[.T77]/[.T78]" office:value-type="float" office:value="0.86849132176235" calcext:value-type="float">
            <text:p>0.8684913217623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77]/([.Q78]+[.Q79])" office:value-type="float" office:value="0.861857142857143" calcext:value-type="float">
            <text:p>0.861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77]/([.T78]+[.T79])" office:value-type="float" office:value="0.867333333333333" calcext:value-type="float">
            <text:p>0.867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424" calcext:value-type="float">
            <text:p>4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ccuracy</text:p>
          </table:table-cell>
          <table:table-cell table:formula="of:=([.Q78]+[.Q81])/([.Q78]+[.Q79]+[.Q80]+[.Q81])" office:value-type="float" office:value="0.214420513434982" calcext:value-type="float">
            <text:p>0.214420513434982</text:p>
          </table:table-cell>
          <table:table-cell/>
          <table:table-cell office:value-type="string" calcext:value-type="string">
            <text:p>Accuracy</text:p>
          </table:table-cell>
          <table:table-cell table:formula="of:=([.T78]+[.T81])/([.T78]+[.T79]+[.T80]+[.T81])" office:value-type="float" office:value="0.107545179185243" calcext:value-type="float">
            <text:p>0.1075451791852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78]/([.Q78]+[.Q80])" office:value-type="float" office:value="0.210580194502153" calcext:value-type="float">
            <text:p>0.210580194502153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78]/([.T78]+[.T80])" office:value-type="float" office:value="0.102550059900736" calcext:value-type="float">
            <text:p>0.10255005990073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78]/([.Q78]+[.Q79])" office:value-type="float" office:value="0.999142857142857" calcext:value-type="float">
            <text:p>0.999142857142857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78]/([.T78]+[.T79])" office:value-type="float" office:value="0.998666666666667" calcext:value-type="float">
            <text:p>0.998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86]*[.Q87])/([.Q86]+[.Q87]))" office:value-type="float" office:value="0.347847710939248" calcext:value-type="float">
            <text:p>0.34784771093924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86]*[.T87])/([.T86]+[.T87]))" office:value-type="float" office:value="0.186000310414403" calcext:value-type="float">
            <text:p>0.18600031041440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81]/([.Q81]+[.Q79])" office:value-type="float" office:value="0.964705882352941" calcext:value-type="float">
            <text:p>0.96470588235294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81]/([.T81]+[.T79])" office:value-type="float" office:value="0.976190476190476" calcext:value-type="float">
            <text:p>0.9761904761904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81]/([.Q81]+[.Q80])" office:value-type="float" office:value="0.00621612401925482" calcext:value-type="float">
            <text:p>0.00621612401925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81]/([.T81]+[.T80])" office:value-type="float" office:value="0.00621612401925482" calcext:value-type="float">
            <text:p>0.00621612401925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89]*[.Q90])/([.Q89]+[.Q90]))" office:value-type="float" office:value="0.0123526531841976" calcext:value-type="float">
            <text:p>0.01235265318419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89]*[.T90])/([.T89]+[.T90]))" office:value-type="float" office:value="0.012353583669165" calcext:value-type="float">
            <text:p>0.01235358366916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1" calcext:value-type="float">
            <text:p>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2887" calcext:value-type="float">
            <text:p>2887</text:p>
          </table:table-cell>
          <table:table-cell office:value-type="float" office:value="2653" calcext:value-type="float">
            <text:p>2653</text:p>
          </table:table-cell>
          <table:table-cell office:value-type="float" office:value="5207" calcext:value-type="float">
            <text:p>5207</text:p>
          </table:table-cell>
          <table:table-cell office:value-type="float" office:value="1998" calcext:value-type="float">
            <text:p>1998</text:p>
          </table:table-cell>
          <table:table-cell office:value-type="float" office:value="5165" calcext:value-type="float">
            <text:p>5165</text:p>
          </table:table-cell>
          <table:table-cell office:value-type="float" office:value="4308" calcext:value-type="float">
            <text:p>4308</text:p>
          </table:table-cell>
          <table:table-cell office:value-type="float" office:value="2890" calcext:value-type="float">
            <text:p>2890</text:p>
          </table:table-cell>
          <table:table-cell office:value-type="float" office:value="172" calcext:value-type="float">
            <text:p>172</text:p>
          </table:table-cell>
          <table:table-cell office:value-type="float" office:value="694" calcext:value-type="float">
            <text:p>694</text:p>
          </table:table-cell>
          <table:table-cell office:value-type="float" office:value="245" calcext:value-type="float">
            <text:p>245</text:p>
          </table:table-cell>
          <table:table-cell office:value-type="float" office:value="164" calcext:value-type="float">
            <text:p>16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5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01]+[.E102]+[.F103]+[.G104]+[.H105]+[.I106]+[.J107]+[.K108]+[.L109]+[.M110]" office:value-type="float" office:value="5685" calcext:value-type="float">
            <text:p>5685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11]+[.E112]+[.F113]+[.G114]+[.H115]+[.I116]+[.J117]+[.K118]+[.L119]+[.M120]" office:value-type="float" office:value="2446" calcext:value-type="float">
            <text:p>244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719" calcext:value-type="float">
            <text:p>7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01:.M110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11:.M120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689" calcext:value-type="float">
            <text:p>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01:.N11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11:.N12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6371" calcext:value-type="float">
            <text:p>2637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21:.M121])" office:value-type="float" office:value="26371" calcext:value-type="float">
            <text:p>2637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" calcext:value-type="float">
            <text:p>1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21]"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01]+[.Q105])/([.Q102]+[.Q103]+[.Q104]+[.Q105])" office:value-type="float" office:value="0.170655722972771" calcext:value-type="float">
            <text:p>0.170655722972771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01]+[.T105])/([.T102]+[.T103]+[.T104]+[.T105])" office:value-type="float" office:value="0.0836538134295341" calcext:value-type="float">
            <text:p>0.08365381342953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6" calcext:value-type="float">
            <text:p>52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01]/[.Q102]" office:value-type="float" office:value="0.812142857142857" calcext:value-type="float">
            <text:p>0.812142857142857</text:p>
          </table:table-cell>
          <table:table-cell/>
          <table:table-cell office:value-type="string" calcext:value-type="string">
            <text:p>Fine Accuracy</text:p>
          </table:table-cell>
          <table:table-cell table:formula="of:=[.T101]/[.T102]" office:value-type="float" office:value="0.815605201733911" calcext:value-type="float">
            <text:p>0.81560520173391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01]/([.Q102]+[.Q103])" office:value-type="float" office:value="0.812142857142857" calcext:value-type="float">
            <text:p>0.812142857142857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01]/([.T102]+[.T103])" office:value-type="float" office:value="0.815333333333333" calcext:value-type="float">
            <text:p>0.81533333333333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1" calcext:value-type="float">
            <text:p>21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02]+[.Q105])/([.Q102]+[.Q103]+[.Q104]+[.Q105])" office:value-type="float" office:value="0.210047029925411" calcext:value-type="float">
            <text:p>0.210047029925411</text:p>
          </table:table-cell>
          <table:table-cell/>
          <table:table-cell office:value-type="string" calcext:value-type="string">
            <text:p>Accuracy</text:p>
          </table:table-cell>
          <table:table-cell table:formula="of:=([.T102]+[.T105])/([.T102]+[.T103]+[.T104]+[.T105])" office:value-type="float" office:value="0.102474219786952" calcext:value-type="float">
            <text:p>0.10247421978695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 office:value-type="float" office:value="425" calcext:value-type="float">
            <text:p>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02]/([.Q102]+[.Q104])" office:value-type="float" office:value="0.209762967846334" calcext:value-type="float">
            <text:p>0.20976296784633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02]/([.T102]+[.T104])" office:value-type="float" office:value="0.102110997616616" calcext:value-type="float">
            <text:p>0.10211099761661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02]/([.Q102]+[.Q103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02]/([.T102]+[.T103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17" calcext:value-type="float">
            <text:p>3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10]*[.Q111])/([.Q110]+[.Q111]))" office:value-type="float" office:value="0.346783582274405" calcext:value-type="float">
            <text:p>0.34678358227440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10]*[.T111])/([.T110]+[.T111]))" office:value-type="float" office:value="0.185295026258882" calcext:value-type="float">
            <text:p>0.18529502625888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05]/([.Q105]+[.Q103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05]/([.T105]+[.T103])" office:value-type="float" office:value="0.923076923076923" calcext:value-type="float">
            <text:p>0.92307692307692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05]/([.Q105]+[.Q104])" office:value-type="float" office:value="0.000454838342872304" calcext:value-type="float">
            <text:p>0.000454838342872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05]/([.T105]+[.T104])" office:value-type="float" office:value="0.000454838342872304" calcext:value-type="float">
            <text:p>0.000454838342872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13]*[.Q114])/([.Q113]+[.Q114]))" office:value-type="float" office:value="0.000909263118014775" calcext:value-type="float">
            <text:p>0.00090926311801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13]*[.T114])/([.T113]+[.T114]))" office:value-type="float" office:value="0.000909228671010759" calcext:value-type="float">
            <text:p>0.00090922867101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59" calcext:value-type="float">
            <text:p>3859</text:p>
          </table:table-cell>
          <table:table-cell office:value-type="float" office:value="3191" calcext:value-type="float">
            <text:p>3191</text:p>
          </table:table-cell>
          <table:table-cell office:value-type="float" office:value="5911" calcext:value-type="float">
            <text:p>5911</text:p>
          </table:table-cell>
          <table:table-cell office:value-type="float" office:value="2478" calcext:value-type="float">
            <text:p>2478</text:p>
          </table:table-cell>
          <table:table-cell office:value-type="float" office:value="5055" calcext:value-type="float">
            <text:p>5055</text:p>
          </table:table-cell>
          <table:table-cell office:value-type="float" office:value="3114" calcext:value-type="float">
            <text:p>3114</text:p>
          </table:table-cell>
          <table:table-cell office:value-type="float" office:value="2196" calcext:value-type="float">
            <text:p>2196</text:p>
          </table:table-cell>
          <table:table-cell office:value-type="float" office:value="93" calcext:value-type="float">
            <text:p>93</text:p>
          </table:table-cell>
          <table:table-cell office:value-type="float" office:value="356" calcext:value-type="float">
            <text:p>356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6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25]+[.E126]+[.F127]+[.G128]+[.H129]+[.I130]+[.J131]+[.K132]+[.L133]+[.M134]" office:value-type="float" office:value="5858" calcext:value-type="float">
            <text:p>585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35]+[.E136]+[.F137]+[.G138]+[.H139]+[.I140]+[.J141]+[.K142]+[.L143]+[.M144]" office:value-type="float" office:value="2522" calcext:value-type="float">
            <text:p>252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731" calcext:value-type="float">
            <text:p>7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25:.M134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35:.M144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92" calcext:value-type="float">
            <text:p>6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25:.N134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35:.N144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6307" calcext:value-type="float">
            <text:p>26307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45:.M145])" office:value-type="float" office:value="26307" calcext:value-type="float">
            <text:p>26307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76" calcext:value-type="float">
            <text:p>76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45]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25]+[.Q129])/([.Q126]+[.Q127]+[.Q128]+[.Q129])" office:value-type="float" office:value="0.177755144834197" calcext:value-type="float">
            <text:p>0.17775514483419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25]+[.T129])/([.T126]+[.T127]+[.T128]+[.T129])" office:value-type="float" office:value="0.088418473266855" calcext:value-type="float">
            <text:p>0.08841847326685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39" calcext:value-type="float">
            <text:p>53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25]/[.Q126]" office:value-type="float" office:value="0.836976710958708" calcext:value-type="float">
            <text:p>0.836976710958708</text:p>
          </table:table-cell>
          <table:table-cell/>
          <table:table-cell office:value-type="string" calcext:value-type="string">
            <text:p>Fine Accuracy</text:p>
          </table:table-cell>
          <table:table-cell table:formula="of:=[.T125]/[.T126]" office:value-type="float" office:value="0.840946982327442" calcext:value-type="float">
            <text:p>0.8409469823274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87" calcext:value-type="float">
            <text:p>5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25]/([.Q126]+[.Q127])" office:value-type="float" office:value="0.836857142857143" calcext:value-type="float">
            <text:p>0.836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25]/([.T126]+[.T127])" office:value-type="float" office:value="0.840666666666667" calcext:value-type="float">
            <text:p>0.840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26]+[.Q129])/([.Q126]+[.Q127]+[.Q128]+[.Q129])" office:value-type="float" office:value="0.211934218015157" calcext:value-type="float">
            <text:p>0.211934218015157</text:p>
          </table:table-cell>
          <table:table-cell/>
          <table:table-cell office:value-type="string" calcext:value-type="string">
            <text:p>Accuracy</text:p>
          </table:table-cell>
          <table:table-cell table:formula="of:=([.T126]+[.T129])/([.T126]+[.T127]+[.T128]+[.T129])" office:value-type="float" office:value="0.104652349998298" calcext:value-type="float">
            <text:p>0.104652349998298</text:p>
          </table:table-cell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479" calcext:value-type="float">
            <text:p>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26]/([.Q126]+[.Q128])" office:value-type="float" office:value="0.210142316699694" calcext:value-type="float">
            <text:p>0.21014231669969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26]/([.T126]+[.T128])" office:value-type="float" office:value="0.102333993038968" calcext:value-type="float">
            <text:p>0.102333993038968</text:p>
          </table:table-cell>
          <table:table-cell table:style-name="ce12" office:value-type="string" calcext:value-type="string">
            <text:p>Correctly Classified</text:p>
          </table:table-cell>
          <table:table-cell table:formula="of:=[.I134]+[.J135]+[.K136]+[.L137]+[.M138]+[.N139]+[.O140]+[.P141]+[.Q142]+[.R143]" office:value-type="float" office:value="20" calcext:value-type="float">
            <text:p>2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I144]+[.J145]+[.K146]+[.L147]+[.M148]+[.N149]+[.O150]+[.P151]+[.Q152]+[.R153]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26]/([.Q126]+[.Q127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26]/([.T126]+[.T127])" office:value-type="float" office:value="0.999666666666667" calcext:value-type="float">
            <text:p>0.999666666666667</text:p>
          </table:table-cell>
          <table:table-cell table:style-name="ce12" office:value-type="string" calcext:value-type="string">
            <text:p>True Positives</text:p>
          </table:table-cell>
          <table:table-cell table:formula="of:=SUM([.I134:.R143])" office:value-type="float" office:value="1536.55293081641" calcext:value-type="float">
            <text:p>1536.55293081641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I144:.R153])" office:value-type="float" office:value="46445" calcext:value-type="float">
            <text:p>46445</text:p>
          </table:table-cell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34]*[.Q135])/([.Q134]+[.Q135]))" office:value-type="float" office:value="0.347293206966705" calcext:value-type="float">
            <text:p>0.34729320696670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34]*[.T135])/([.T134]+[.T135]))" office:value-type="float" office:value="0.18566210611032" calcext:value-type="float">
            <text:p>0.18566210611032</text:p>
          </table:table-cell>
          <table:table-cell table:style-name="ce12" office:value-type="string" calcext:value-type="string">
            <text:p>False Negatives</text:p>
          </table:table-cell>
          <table:table-cell table:formula="of:=SUM([.S134:.S143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S144:.S153])" office:value-type="float" office:value="0" calcext:value-type="float">
            <text:p>0</text:p>
          </table:table-cell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29]/([.Q129]+[.Q127])" office:value-type="float" office:value="0.987012987012987" calcext:value-type="float">
            <text:p>0.987012987012987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29]/([.T129]+[.T127])" office:value-type="float" office:value="0.987012987012987" calcext:value-type="float">
            <text:p>0.987012987012987</text:p>
          </table:table-cell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471.166342150196" calcext:value-type="float">
            <text:p>471.16634215019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I154:.R154])" office:value-type="float" office:value="471.166342150196" calcext:value-type="float">
            <text:p>471.166342150196</text:p>
          </table:table-cell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29]/([.Q129]+[.Q128])" office:value-type="float" office:value="0.00288064283819126" calcext:value-type="float">
            <text:p>0.002880642838191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29]/([.T129]+[.T128])" office:value-type="float" office:value="0.00288064283819126" calcext:value-type="float">
            <text:p>0.002880642838191</text:p>
          </table:table-cell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S154]" office:value-type="string" office:string-value="Strict Accuracy" calcext:value-type="string">
            <text:p>Strict Accuracy</text:p>
          </table:table-cell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37]*[.Q138])/([.Q137]+[.Q138]))" office:value-type="float" office:value="0.00574452003023432" calcext:value-type="float">
            <text:p>0.005744520030234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37]*[.T138])/([.T137]+[.T138]))" office:value-type="float" office:value="0.00574452003023432" calcext:value-type="float">
            <text:p>0.005744520030234</text:p>
          </table:table-cell>
          <table:table-cell table:style-name="ce13" office:value-type="string" calcext:value-type="string">
            <text:p>Strict Accuracy</text:p>
          </table:table-cell>
          <table:table-cell table:formula="of:=([.V134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Strict Accuracy</text:p>
          </table:table-cell>
          <table:table-cell table:formula="of:=([.Y134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ine Accuracy</text:p>
          </table:table-cell>
          <table:table-cell table:formula="of:=[.V134]/[.V135]" office:value-type="float" office:value="0.0130161477674404" calcext:value-type="float">
            <text:p>0.013016147767441</text:p>
          </table:table-cell>
          <table:table-cell/>
          <table:table-cell table:style-name="ce13" office:value-type="string" calcext:value-type="string">
            <text:p>Fine Accuracy</text:p>
          </table:table-cell>
          <table:table-cell table:formula="of:=[.Y134]/[.Y135]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Strict Native Sensitivity</text:p>
          </table:table-cell>
          <table:table-cell table:formula="of:=[.V134]/([.V135]+[.V136])" office:value-type="float" office:value="0.0130161477674404" calcext:value-type="float">
            <text:p>0.013016147767441</text:p>
          </table:table-cell>
          <table:table-cell/>
          <table:table-cell table:style-name="ce13" office:value-type="string" calcext:value-type="string">
            <text:p>Strict Native Sensitivity</text:p>
          </table:table-cell>
          <table:table-cell table:formula="of:=[.Y134]/([.Y135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Accuracy</text:p>
          </table:table-cell>
          <table:table-cell table:formula="of:=([.V135]+[.V138])/([.V135]+[.V136]+[.V137]+[.V138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Accuracy</text:p>
          </table:table-cell>
          <table:table-cell table:formula="of:=([.Y135]+[.Y138])/([.Y135]+[.Y136]+[.Y137]+[.Y138])" office:value-type="string" office:string-value="" calcext:value-type="error">
            <text:p>#VALUE!</text:p>
          </table:table-cell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Precision</text:p>
          </table:table-cell>
          <table:table-cell table:formula="of:=[.V135]/([.V135]+[.V137])" office:value-type="float" office:value="0.765322598385978" calcext:value-type="float">
            <text:p>0.765322598385978</text:p>
          </table:table-cell>
          <table:table-cell/>
          <table:table-cell table:style-name="ce13" office:value-type="string" calcext:value-type="string">
            <text:p>Native Precision</text:p>
          </table:table-cell>
          <table:table-cell table:formula="of:=[.Y135]/([.Y135]+[.Y137])" office:value-type="float" office:value="0.989957271045676" calcext:value-type="float">
            <text:p>0.989957271045676</text:p>
          </table:table-cell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Sensitivity</text:p>
          </table:table-cell>
          <table:table-cell table:formula="of:=[.V135]/([.V135]+[.V136])" office:value-type="float" office:value="1" calcext:value-type="float">
            <text:p>1</text:p>
          </table:table-cell>
          <table:table-cell/>
          <table:table-cell table:style-name="ce13" office:value-type="string" calcext:value-type="string">
            <text:p>Native Sensitivity</text:p>
          </table:table-cell>
          <table:table-cell table:formula="of:=[.Y135]/([.Y135]+[.Y136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2669" calcext:value-type="float">
            <text:p>2669</text:p>
          </table:table-cell>
          <table:table-cell office:value-type="float" office:value="5645" calcext:value-type="float">
            <text:p>5645</text:p>
          </table:table-cell>
          <table:table-cell office:value-type="float" office:value="2230" calcext:value-type="float">
            <text:p>2230</text:p>
          </table:table-cell>
          <table:table-cell office:value-type="float" office:value="5515" calcext:value-type="float">
            <text:p>5515</text:p>
          </table:table-cell>
          <table:table-cell office:value-type="float" office:value="3720" calcext:value-type="float">
            <text:p>3720</text:p>
          </table:table-cell>
          <table:table-cell office:value-type="float" office:value="2582" calcext:value-type="float">
            <text:p>2582</text:p>
          </table:table-cell>
          <table:table-cell office:value-type="float" office:value="141" calcext:value-type="float">
            <text:p>141</text:p>
          </table:table-cell>
          <table:table-cell office:value-type="float" office:value="517" calcext:value-type="float">
            <text:p>517</text:p>
          </table:table-cell>
          <table:table-cell office:value-type="float" office:value="183" calcext:value-type="float">
            <text:p>183</text:p>
          </table:table-cell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Native F-measure</text:p>
          </table:table-cell>
          <table:table-cell table:formula="of:=2*(([.V143]*[.V144])/([.V143]+[.V144]))" office:value-type="float" office:value="0.867062597041138" calcext:value-type="float">
            <text:p>0.867062597041138</text:p>
          </table:table-cell>
          <table:table-cell/>
          <table:table-cell table:style-name="ce13" office:value-type="string" calcext:value-type="string">
            <text:p>Native F-measure</text:p>
          </table:table-cell>
          <table:table-cell table:formula="of:=2*(([.Y143]*[.Y144])/([.Y143]+[.Y144]))" office:value-type="float" office:value="0.994953294173474" calcext:value-type="float">
            <text:p>0.994953294173474</text:p>
          </table:table-cell>
        </table:table-row>
        <table:table-row table:style-name="ro2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Precision</text:p>
          </table:table-cell>
          <table:table-cell table:formula="of:=[.V138]/([.V138]+[.V136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Precision</text:p>
          </table:table-cell>
          <table:table-cell table:formula="of:=[.Y138]/([.Y138]+[.Y136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1" office:value-type="string" calcext:value-type="string" table:number-columns-spanned="13" table:number-rows-spanned="1">
            <text:p>KNN neighbours_count = 7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13" office:value-type="string" calcext:value-type="string">
            <text:p>Foreign Sensitivity</text:p>
          </table:table-cell>
          <table:table-cell table:formula="of:=[.V138]/([.V138]+[.V137]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Sensitivity</text:p>
          </table:table-cell>
          <table:table-cell table:formula="of:=[.Y138]/([.Y138]+[.Y137])" office:value-type="string" office:string-value="" calcext:value-type="error">
            <text:p>#VALUE!</text:p>
          </table:table-cell>
        </table:table-row>
        <table:table-row table:style-name="ro2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style-name="ce13" office:value-type="string" calcext:value-type="string">
            <text:p>Foreign F-measure</text:p>
          </table:table-cell>
          <table:table-cell table:formula="of:=2*(([.V146]*[.V147])/([.V146]+[.V147]))" office:value-type="string" office:string-value="" calcext:value-type="error">
            <text:p>#VALUE!</text:p>
          </table:table-cell>
          <table:table-cell/>
          <table:table-cell table:style-name="ce13" office:value-type="string" calcext:value-type="string">
            <text:p>Foreign F-measure</text:p>
          </table:table-cell>
          <table:table-cell table:formula="of:=2*(([.Y146]*[.Y147])/([.Y146]+[.Y147]))" office:value-type="string" office:string-value="" calcext:value-type="error">
            <text:p>#VALUE!</text:p>
          </table:table-cell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2" calcext:value-type="float">
            <text:p>67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49]+[.E150]+[.F151]+[.G152]+[.H153]+[.I154]+[.J155]+[.K156]+[.L157]+[.M158]" office:value-type="float" office:value="5546" calcext:value-type="float">
            <text:p>5546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59]+[.E160]+[.F161]+[.G162]+[.H163]+[.I164]+[.J165]+[.K166]+[.L167]+[.M168]" office:value-type="float" office:value="2376" calcext:value-type="float">
            <text:p>237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706" calcext:value-type="float">
            <text:p>70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49:.M158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59:.M168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684" calcext:value-type="float">
            <text:p>68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49:.N158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59:.N168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6376" calcext:value-type="float">
            <text:p>26376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69:.M169])" office:value-type="float" office:value="26376" calcext:value-type="float">
            <text:p>2637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69]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float" office:value="12" calcext:value-type="float">
            <text:p>12</text:p>
          </table:table-cell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49]+[.Q153])/([.Q150]+[.Q151]+[.Q152]+[.Q153])" office:value-type="float" office:value="0.166342150196208" calcext:value-type="float">
            <text:p>0.166342150196208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49]+[.T153])/([.T150]+[.T151]+[.T152]+[.T153])" office:value-type="float" office:value="0.0811013170881122" calcext:value-type="float">
            <text:p>0.0811013170881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2" calcext:value-type="float">
            <text:p>1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11" calcext:value-type="float">
            <text:p>51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49]/[.Q150]" office:value-type="float" office:value="0.792285714285714" calcext:value-type="float">
            <text:p>0.792285714285714</text:p>
          </table:table-cell>
          <table:table-cell/>
          <table:table-cell office:value-type="string" calcext:value-type="string">
            <text:p>Fine Accuracy</text:p>
          </table:table-cell>
          <table:table-cell table:formula="of:=[.T149]/[.T150]" office:value-type="float" office:value="0.792" calcext:value-type="float">
            <text:p>0.7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49]/([.Q150]+[.Q151])" office:value-type="float" office:value="0.792285714285714" calcext:value-type="float">
            <text:p>0.792285714285714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49]/([.T150]+[.T151])" office:value-type="float" office:value="0.792" calcext:value-type="float">
            <text:p>0.7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9" calcext:value-type="float">
            <text:p>239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50]+[.Q153])/([.Q150]+[.Q151]+[.Q152]+[.Q153])" office:value-type="float" office:value="0.209897253092892" calcext:value-type="float">
            <text:p>0.209897253092892</text:p>
          </table:table-cell>
          <table:table-cell/>
          <table:table-cell office:value-type="string" calcext:value-type="string">
            <text:p>Accuracy</text:p>
          </table:table-cell>
          <table:table-cell table:formula="of:=([.T150]+[.T153])/([.T150]+[.T151]+[.T152]+[.T153])" office:value-type="float" office:value="0.102338086648742" calcext:value-type="float">
            <text:p>0.102338086648742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8" calcext:value-type="float">
            <text:p>38</text:p>
          </table:table-cell>
          <table:table-cell office:value-type="float" office:value="403" calcext:value-type="float">
            <text:p>4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50]/([.Q150]+[.Q152])" office:value-type="float" office:value="0.209731543624161" calcext:value-type="float">
            <text:p>0.20973154362416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50]/([.T150]+[.T152])" office:value-type="float" office:value="0.102124183006536" calcext:value-type="float">
            <text:p>0.102124183006536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50]/([.Q150]+[.Q151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50]/([.T150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58]*[.Q159])/([.Q158]+[.Q159]))" office:value-type="float" office:value="0.346740638002774" calcext:value-type="float">
            <text:p>0.346740638002774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58]*[.T159])/([.T158]+[.T159]))" office:value-type="float" office:value="0.185322461082283" calcext:value-type="float">
            <text:p>0.18532246108228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53]/([.Q153]+[.Q151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53]/([.T153]+[.T151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53]/([.Q153]+[.Q152])" office:value-type="float" office:value="0.000265322366675511" calcext:value-type="float">
            <text:p>0.000265322366676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53]/([.T153]+[.T152])" office:value-type="float" office:value="0.000265322366675511" calcext:value-type="float">
            <text:p>0.000265322366676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61]*[.Q162])/([.Q161]+[.Q162]))" office:value-type="float" office:value="0.000530503978779841" calcext:value-type="float">
            <text:p>0.00053050397878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61]*[.T162])/([.T161]+[.T162]))" office:value-type="float" office:value="0.000530503978779841" calcext:value-type="float">
            <text:p>0.0005305039787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66" calcext:value-type="float">
            <text:p>3866</text:p>
          </table:table-cell>
          <table:table-cell office:value-type="float" office:value="2985" calcext:value-type="float">
            <text:p>2985</text:p>
          </table:table-cell>
          <table:table-cell office:value-type="float" office:value="6179" calcext:value-type="float">
            <text:p>6179</text:p>
          </table:table-cell>
          <table:table-cell office:value-type="float" office:value="2562" calcext:value-type="float">
            <text:p>2562</text:p>
          </table:table-cell>
          <table:table-cell office:value-type="float" office:value="5298" calcext:value-type="float">
            <text:p>5298</text:p>
          </table:table-cell>
          <table:table-cell office:value-type="float" office:value="2797" calcext:value-type="float">
            <text:p>2797</text:p>
          </table:table-cell>
          <table:table-cell office:value-type="float" office:value="2186" calcext:value-type="float">
            <text:p>2186</text:p>
          </table:table-cell>
          <table:table-cell office:value-type="float" office:value="107" calcext:value-type="float">
            <text:p>107</text:p>
          </table:table-cell>
          <table:table-cell office:value-type="float" office:value="280" calcext:value-type="float">
            <text:p>280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8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73]+[.E174]+[.F175]+[.G176]+[.H177]+[.I178]+[.J179]+[.K180]+[.L181]+[.M182]" office:value-type="float" office:value="5681" calcext:value-type="float">
            <text:p>5681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83]+[.E184]+[.F185]+[.G186]+[.H187]+[.I188]+[.J189]+[.K190]+[.L191]+[.M192]" office:value-type="float" office:value="2439" calcext:value-type="float">
            <text:p>243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714" calcext:value-type="float">
            <text:p>714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73:.M182])" office:value-type="float" office:value="6999" calcext:value-type="float">
            <text:p>6999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83:.M192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686" calcext:value-type="float">
            <text:p>6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73:.N182])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83:.N192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6341" calcext:value-type="float">
            <text:p>26341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193:.M193])" office:value-type="float" office:value="26341" calcext:value-type="float">
            <text:p>26341</text:p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2" calcext:value-type="float">
            <text:p>42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193]"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office:value-type="float" office:value="11" calcext:value-type="float">
            <text:p>11</text:p>
          </table:table-cell>
          <table:table-cell office:value-type="float" office:value="486" calcext:value-type="float">
            <text:p>48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73]+[.Q177])/([.Q174]+[.Q175]+[.Q176]+[.Q177])" office:value-type="float" office:value="0.171434562501872" calcext:value-type="float">
            <text:p>0.171434562501872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73]+[.T177])/([.T174]+[.T175]+[.T176]+[.T177])" office:value-type="float" office:value="0.0844365789742368" calcext:value-type="float">
            <text:p>0.08443657897423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9" calcext:value-type="float">
            <text:p>5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73]/[.Q174]" office:value-type="float" office:value="0.811687383911987" calcext:value-type="float">
            <text:p>0.811687383911987</text:p>
          </table:table-cell>
          <table:table-cell/>
          <table:table-cell office:value-type="string" calcext:value-type="string">
            <text:p>Fine Accuracy</text:p>
          </table:table-cell>
          <table:table-cell table:formula="of:=[.T173]/[.T174]" office:value-type="float" office:value="0.813271090363454" calcext:value-type="float">
            <text:p>0.81327109036345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73]/([.Q174]+[.Q175])" office:value-type="float" office:value="0.811571428571429" calcext:value-type="float">
            <text:p>0.811571428571429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73]/([.T174]+[.T175])" office:value-type="float" office:value="0.813" calcext:value-type="float">
            <text:p>0.81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15" calcext:value-type="float">
            <text:p>215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21" calcext:value-type="float">
            <text:p>3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74]+[.Q177])/([.Q174]+[.Q175]+[.Q176]+[.Q177])" office:value-type="float" office:value="0.210915735554024" calcext:value-type="float">
            <text:p>0.210915735554024</text:p>
          </table:table-cell>
          <table:table-cell/>
          <table:table-cell office:value-type="string" calcext:value-type="string">
            <text:p>Accuracy</text:p>
          </table:table-cell>
          <table:table-cell table:formula="of:=([.T174]+[.T177])/([.T174]+[.T175]+[.T176]+[.T177])" office:value-type="float" office:value="0.10349521832352" calcext:value-type="float">
            <text:p>0.1034952183235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  <table:table-cell office:value-type="float" office:value="433" calcext:value-type="float">
            <text:p>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74]/([.Q174]+[.Q176])" office:value-type="float" office:value="0.209928014397121" calcext:value-type="float">
            <text:p>0.209928014397121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74]/([.T174]+[.T176])" office:value-type="float" office:value="0.102215405589639" calcext:value-type="float">
            <text:p>0.102215405589639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74]/([.Q174]+[.Q175])" office:value-type="float" office:value="0.999857142857143" calcext:value-type="float">
            <text:p>0.999857142857143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74]/([.T174]+[.T175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182]*[.Q183])/([.Q182]+[.Q183]))" office:value-type="float" office:value="0.34700049578582" calcext:value-type="float">
            <text:p>0.34700049578582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182]*[.T183])/([.T182]+[.T183]))" office:value-type="float" office:value="0.185466914038343" calcext:value-type="float">
            <text:p>0.18546691403834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93" calcext:value-type="float">
            <text:p>2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177]/([.Q177]+[.Q175])" office:value-type="float" office:value="0.976744186046512" calcext:value-type="float">
            <text:p>0.976744186046512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177]/([.T177]+[.T175])" office:value-type="float" office:value="0.976744186046512" calcext:value-type="float">
            <text:p>0.97674418604651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177]/([.Q177]+[.Q176])" office:value-type="float" office:value="0.00159193420005306" calcext:value-type="float">
            <text:p>0.001591934200053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177]/([.T177]+[.T176])" office:value-type="float" office:value="0.00159193420005306" calcext:value-type="float">
            <text:p>0.001591934200053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185]*[.Q186])/([.Q185]+[.Q186]))" office:value-type="float" office:value="0.00317868765609627" calcext:value-type="float">
            <text:p>0.003178687656096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185]*[.T186])/([.T185]+[.T186]))" office:value-type="float" office:value="0.00317868765609627" calcext:value-type="float">
            <text:p>0.00317868765609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288" calcext:value-type="float">
            <text:p>3288</text:p>
          </table:table-cell>
          <table:table-cell office:value-type="float" office:value="2502" calcext:value-type="float">
            <text:p>2502</text:p>
          </table:table-cell>
          <table:table-cell office:value-type="float" office:value="5950" calcext:value-type="float">
            <text:p>5950</text:p>
          </table:table-cell>
          <table:table-cell office:value-type="float" office:value="2399" calcext:value-type="float">
            <text:p>2399</text:p>
          </table:table-cell>
          <table:table-cell office:value-type="float" office:value="5742" calcext:value-type="float">
            <text:p>5742</text:p>
          </table:table-cell>
          <table:table-cell office:value-type="float" office:value="3310" calcext:value-type="float">
            <text:p>3310</text:p>
          </table:table-cell>
          <table:table-cell office:value-type="float" office:value="2447" calcext:value-type="float">
            <text:p>2447</text:p>
          </table:table-cell>
          <table:table-cell office:value-type="float" office:value="126" calcext:value-type="float">
            <text:p>126</text:p>
          </table:table-cell>
          <table:table-cell office:value-type="float" office:value="398" calcext:value-type="float">
            <text:p>398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9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9</text:p>
          </table:table-cell>
          <table:covered-table-cell table:style-name="ce1"/>
          <table:covered-table-cell table:style-name="Default"/>
          <table:covered-table-cell table:style-name="ce7" office:value-type="float" office:value="3" calcext:value-type="float">
            <text:p>3</text:p>
          </table:covered-table-cell>
          <table:covered-table-cell table:number-columns-repeated="9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71" calcext:value-type="float">
            <text:p>6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197]+[.E198]+[.F199]+[.G200]+[.H201]+[.I202]+[.J203]+[.K204]+[.L205]+[.M206]" office:value-type="float" office:value="5459" calcext:value-type="float">
            <text:p>5459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07]+[.E208]+[.F209]+[.G210]+[.H211]+[.I212]+[.J213]+[.K214]+[.L215]+[.M216]" office:value-type="float" office:value="2357" calcext:value-type="float">
            <text:p>235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691" calcext:value-type="float">
            <text:p>69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197:.M206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07:.M216])" office:value-type="float" office:value="3000" calcext:value-type="float">
            <text:p>300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197:.N206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07:.N216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382" calcext:value-type="float">
            <text:p>26382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17:.M217])" office:value-type="float" office:value="26382" calcext:value-type="float">
            <text:p>2638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45" calcext:value-type="float">
            <text:p>6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17]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5" calcext:value-type="float">
            <text:p>145</text:p>
          </table:table-cell>
          <table:table-cell office:value-type="float" office:value="12" calcext:value-type="float">
            <text:p>12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197]+[.Q201])/([.Q198]+[.Q199]+[.Q200]+[.Q201])" office:value-type="float" office:value="0.163556301111344" calcext:value-type="float">
            <text:p>0.163556301111344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197]+[.T201])/([.T198]+[.T199]+[.T200]+[.T201])" office:value-type="float" office:value="0.0802504849743049" calcext:value-type="float">
            <text:p>0.0802504849743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22" calcext:value-type="float">
            <text:p>12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197]/[.Q198]" office:value-type="float" office:value="0.779857142857143" calcext:value-type="float">
            <text:p>0.779857142857143</text:p>
          </table:table-cell>
          <table:table-cell/>
          <table:table-cell office:value-type="string" calcext:value-type="string">
            <text:p>Fine Accuracy</text:p>
          </table:table-cell>
          <table:table-cell table:formula="of:=[.T197]/[.T198]" office:value-type="float" office:value="0.785666666666667" calcext:value-type="float">
            <text:p>0.785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197]/([.Q198]+[.Q199])" office:value-type="float" office:value="0.779857142857143" calcext:value-type="float">
            <text:p>0.779857142857143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197]/([.T198]+[.T199])" office:value-type="float" office:value="0.785666666666667" calcext:value-type="float">
            <text:p>0.785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198]+[.Q201])/([.Q198]+[.Q199]+[.Q200]+[.Q201])" office:value-type="float" office:value="0.209717520893868" calcext:value-type="float">
            <text:p>0.209717520893868</text:p>
          </table:table-cell>
          <table:table-cell/>
          <table:table-cell office:value-type="string" calcext:value-type="string">
            <text:p>Accuracy</text:p>
          </table:table-cell>
          <table:table-cell table:formula="of:=([.T198]+[.T201])/([.T198]+[.T199]+[.T200]+[.T201])" office:value-type="float" office:value="0.102133886941429" calcext:value-type="float">
            <text:p>0.10213388694142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03" calcext:value-type="float">
            <text:p>10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48" calcext:value-type="float">
            <text:p>48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198]/([.Q198]+[.Q200])" office:value-type="float" office:value="0.209693846983404" calcext:value-type="float">
            <text:p>0.209693846983404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198]/([.T198]+[.T200])" office:value-type="float" office:value="0.102103328568511" calcext:value-type="float">
            <text:p>0.102103328568511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198]/([.Q198]+[.Q199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198]/([.T198]+[.T19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06]*[.Q207])/([.Q206]+[.Q207]))" office:value-type="float" office:value="0.346689118914368" calcext:value-type="float">
            <text:p>0.346689118914368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06]*[.T207])/([.T206]+[.T207]))" office:value-type="float" office:value="0.185288123031314" calcext:value-type="float">
            <text:p>0.185288123031314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01]/([.Q201]+[.Q199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01]/([.T201]+[.T199])"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covered-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01]/([.Q201]+[.Q200])" office:value-type="float" office:value="0.0000379031952393587" calcext:value-type="float">
            <text:p>3.79031952393587E-05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01]/([.T201]+[.T200])" office:value-type="float" office:value="0.0000379031952393587" calcext:value-type="float">
            <text:p>3.79031952393587E-0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09]*[.Q210])/([.Q209]+[.Q210]))" office:value-type="float" office:value="0.0000758035172832019" calcext:value-type="float">
            <text:p>7.58035172832019E-05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09]*[.T210])/([.T209]+[.T210]))" office:value-type="float" office:value="0.0000758035172832019" calcext:value-type="float">
            <text:p>7.58035172832019E-0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822" calcext:value-type="float">
            <text:p>3822</text:p>
          </table:table-cell>
          <table:table-cell office:value-type="float" office:value="2714" calcext:value-type="float">
            <text:p>2714</text:p>
          </table:table-cell>
          <table:table-cell office:value-type="float" office:value="6373" calcext:value-type="float">
            <text:p>6373</text:p>
          </table:table-cell>
          <table:table-cell office:value-type="float" office:value="2738" calcext:value-type="float">
            <text:p>2738</text:p>
          </table:table-cell>
          <table:table-cell office:value-type="float" office:value="5505" calcext:value-type="float">
            <text:p>5505</text:p>
          </table:table-cell>
          <table:table-cell office:value-type="float" office:value="2583" calcext:value-type="float">
            <text:p>2583</text:p>
          </table:table-cell>
          <table:table-cell office:value-type="float" office:value="2173" calcext:value-type="float">
            <text:p>2173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12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13" table:number-rows-spanned="1">
            <text:p>KNN neighbours_count = 10</text:p>
          </table:table-cell>
          <table:covered-table-cell table:style-name="ce1"/>
          <table:covered-table-cell table:number-columns-repeated="11"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lass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/>
          <table:table-cell table:style-name="ce11" office:value-type="string" calcext:value-type="string" table:number-columns-spanned="2" table:number-rows-spanned="1">
            <text:p>Training set</text:p>
          </table:table-cell>
          <table:covered-table-cell/>
          <table:table-cell/>
          <table:table-cell table:style-name="ce11" office:value-type="string" calcext:value-type="string" table:number-columns-spanned="2" table:number-rows-spanned="1">
            <text:p>Test set</text:p>
          </table:table-cell>
          <table:covered-table-cell/>
          <table:table-cell table:number-columns-repeated="5"/>
        </table:table-row>
        <table:table-row table:style-name="ro1">
          <table:table-cell/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21]+[.E222]+[.F223]+[.G224]+[.H225]+[.I226]+[.J227]+[.K228]+[.L229]+[.M230]" office:value-type="float" office:value="5568" calcext:value-type="float">
            <text:p>5568</text:p>
          </table:table-cell>
          <table:table-cell/>
          <table:table-cell table:style-name="ce12" office:value-type="string" calcext:value-type="string">
            <text:p>Correctly Classified</text:p>
          </table:table-cell>
          <table:table-cell table:formula="of:=[.D231]+[.E232]+[.F233]+[.G234]+[.H235]+[.I236]+[.J237]+[.K238]+[.L239]+[.M240]" office:value-type="float" office:value="2403" calcext:value-type="float">
            <text:p>240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703" calcext:value-type="float">
            <text:p>70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21:.M230])" office:value-type="float" office:value="7000" calcext:value-type="float">
            <text:p>7000</text:p>
          </table:table-cell>
          <table:table-cell/>
          <table:table-cell table:style-name="ce12" office:value-type="string" calcext:value-type="string">
            <text:p>True Positives</text:p>
          </table:table-cell>
          <table:table-cell table:formula="of:=SUM([.D231:.M240])" office:value-type="float" office:value="2999" calcext:value-type="float">
            <text:p>2999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21:.N230])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Negatives</text:p>
          </table:table-cell>
          <table:table-cell table:formula="of:=SUM([.N231:.N24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22" calcext:value-type="float">
            <text:p>6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365" calcext:value-type="float">
            <text:p>26365</text:p>
          </table:table-cell>
          <table:table-cell/>
          <table:table-cell table:style-name="ce12" office:value-type="string" calcext:value-type="string">
            <text:p>False Positives</text:p>
          </table:table-cell>
          <table:table-cell table:formula="of:=SUM([.D241:.M241])" office:value-type="float" office:value="26365" calcext:value-type="float">
            <text:p>2636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8" calcext:value-type="float">
            <text:p>18</text:p>
          </table:table-cell>
          <table:table-cell/>
          <table:table-cell table:style-name="ce12" office:value-type="string" calcext:value-type="string">
            <text:p>True Negatives</text:p>
          </table:table-cell>
          <table:table-cell table:formula="of:=[.N241]"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Strict Accuracy</text:p>
          </table:table-cell>
          <table:table-cell table:formula="of:=([.Q221]+[.Q225])/([.Q222]+[.Q223]+[.Q224]+[.Q225])" office:value-type="float" office:value="0.167330677290837" calcext:value-type="float">
            <text:p>0.167330677290837</text:p>
          </table:table-cell>
          <table:table-cell/>
          <table:table-cell office:value-type="string" calcext:value-type="string">
            <text:p>Strict Accuracy</text:p>
          </table:table-cell>
          <table:table-cell table:formula="of:=([.T221]+[.T225])/([.T222]+[.T223]+[.T224]+[.T225])" office:value-type="float" office:value="0.0823945819010993" calcext:value-type="float">
            <text:p>0.082394581901099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Fine Accuracy</text:p>
          </table:table-cell>
          <table:table-cell table:formula="of:=[.Q221]/[.Q222]" office:value-type="float" office:value="0.795428571428571" calcext:value-type="float">
            <text:p>0.795428571428571</text:p>
          </table:table-cell>
          <table:table-cell/>
          <table:table-cell office:value-type="string" calcext:value-type="string">
            <text:p>Fine Accuracy</text:p>
          </table:table-cell>
          <table:table-cell table:formula="of:=[.T221]/[.T222]" office:value-type="float" office:value="0.801267089029677" calcext:value-type="float">
            <text:p>0.80126708902967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9" calcext:value-type="float">
            <text:p>55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Q221]/([.Q222]+[.Q223])" office:value-type="float" office:value="0.795428571428571" calcext:value-type="float">
            <text:p>0.795428571428571</text:p>
          </table:table-cell>
          <table:table-cell/>
          <table:table-cell office:value-type="string" calcext:value-type="string">
            <text:p>Strict Native Sensitivity</text:p>
          </table:table-cell>
          <table:table-cell table:formula="of:=[.T221]/([.T222]+[.T223])" office:value-type="float" office:value="0.801" calcext:value-type="float">
            <text:p>0.801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96" calcext:value-type="float">
            <text:p>29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ccuracy</text:p>
          </table:table-cell>
          <table:table-cell table:formula="of:=([.Q222]+[.Q225])/([.Q222]+[.Q223]+[.Q224]+[.Q225])" office:value-type="float" office:value="0.210226762124435" calcext:value-type="float">
            <text:p>0.210226762124435</text:p>
          </table:table-cell>
          <table:table-cell/>
          <table:table-cell office:value-type="string" calcext:value-type="string">
            <text:p>Accuracy</text:p>
          </table:table-cell>
          <table:table-cell table:formula="of:=([.T222]+[.T225])/([.T222]+[.T223]+[.T224]+[.T225])" office:value-type="float" office:value="0.102678419494265" calcext:value-type="float">
            <text:p>0.102678419494265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95" calcext:value-type="float">
            <text:p>9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46" calcext:value-type="float">
            <text:p>46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ative Precision</text:p>
          </table:table-cell>
          <table:table-cell table:formula="of:=[.Q222]/([.Q222]+[.Q224])" office:value-type="float" office:value="0.209800689345122" calcext:value-type="float">
            <text:p>0.209800689345122</text:p>
          </table:table-cell>
          <table:table-cell/>
          <table:table-cell office:value-type="string" calcext:value-type="string">
            <text:p>Native Precision</text:p>
          </table:table-cell>
          <table:table-cell table:formula="of:=[.T222]/([.T222]+[.T224])" office:value-type="float" office:value="0.102131862144122" calcext:value-type="float">
            <text:p>0.102131862144122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Q222]/([.Q222]+[.Q223])" office:value-type="float" office:value="1" calcext:value-type="float">
            <text:p>1</text:p>
          </table:table-cell>
          <table:table-cell/>
          <table:table-cell office:value-type="string" calcext:value-type="string">
            <text:p>Native Sensitivity</text:p>
          </table:table-cell>
          <table:table-cell table:formula="of:=[.T222]/([.T222]+[.T223])" office:value-type="float" office:value="0.999666666666667" calcext:value-type="float">
            <text:p>0.999666666666667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97" calcext:value-type="float">
            <text:p>2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Q230]*[.Q231])/([.Q230]+[.Q231]))" office:value-type="float" office:value="0.346835129443825" calcext:value-type="float">
            <text:p>0.346835129443825</text:p>
          </table:table-cell>
          <table:table-cell/>
          <table:table-cell office:value-type="string" calcext:value-type="string">
            <text:p>Native F-measure</text:p>
          </table:table-cell>
          <table:table-cell table:formula="of:=2*(([.T230]*[.T231])/([.T230]+[.T231]))" office:value-type="float" office:value="0.185329378321592" calcext:value-type="float">
            <text:p>0.18532937832159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Q225]/([.Q225]+[.Q223])" office:value-type="float" office:value="1" calcext:value-type="float">
            <text:p>1</text:p>
          </table:table-cell>
          <table:table-cell/>
          <table:table-cell office:value-type="string" calcext:value-type="string">
            <text:p>Foreign Precision</text:p>
          </table:table-cell>
          <table:table-cell table:formula="of:=[.T225]/([.T225]+[.T223])" office:value-type="float" office:value="0.947368421052632" calcext:value-type="float">
            <text:p>0.947368421052632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Q225]/([.Q225]+[.Q224])" office:value-type="float" office:value="0.000682257514308456" calcext:value-type="float">
            <text:p>0.000682257514308</text:p>
          </table:table-cell>
          <table:table-cell/>
          <table:table-cell office:value-type="string" calcext:value-type="string">
            <text:p>Foreign Sensitivity</text:p>
          </table:table-cell>
          <table:table-cell table:formula="of:=[.T225]/([.T225]+[.T224])" office:value-type="float" office:value="0.000682257514308456" calcext:value-type="float">
            <text:p>0.000682257514308</text:p>
          </table:table-cell>
          <table:table-cell table:number-columns-repeated="5"/>
        </table:table-row>
        <table:table-row table:style-name="ro2">
          <table:table-cell/>
          <table:covered-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Q233]*[.Q234])/([.Q233]+[.Q234]))" office:value-type="float" office:value="0.00136358471270028" calcext:value-type="float">
            <text:p>0.0013635847127</text:p>
          </table:table-cell>
          <table:table-cell/>
          <table:table-cell office:value-type="string" calcext:value-type="string">
            <text:p>Foreign F-measure</text:p>
          </table:table-cell>
          <table:table-cell table:formula="of:=2*(([.T233]*[.T234])/([.T233]+[.T234]))" office:value-type="float" office:value="0.00136353306567684" calcext:value-type="float">
            <text:p>0.00136353306567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7" calcext:value-type="float">
            <text:p>227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covered-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table:style-name="ce5" office:value-type="string" calcext:value-type="string">
            <text:p>foreign</text:p>
          </table:table-cell>
          <table:table-cell/>
          <table:table-cell office:value-type="float" office:value="3344" calcext:value-type="float">
            <text:p>3344</text:p>
          </table:table-cell>
          <table:table-cell office:value-type="float" office:value="2401" calcext:value-type="float">
            <text:p>2401</text:p>
          </table:table-cell>
          <table:table-cell office:value-type="float" office:value="6203" calcext:value-type="float">
            <text:p>6203</text:p>
          </table:table-cell>
          <table:table-cell office:value-type="float" office:value="2545" calcext:value-type="float">
            <text:p>2545</text:p>
          </table:table-cell>
          <table:table-cell office:value-type="float" office:value="5842" calcext:value-type="float">
            <text:p>5842</text:p>
          </table:table-cell>
          <table:table-cell office:value-type="float" office:value="2980" calcext:value-type="float">
            <text:p>2980</text:p>
          </table:table-cell>
          <table:table-cell office:value-type="float" office:value="2416" calcext:value-type="float">
            <text:p>2416</text:p>
          </table:table-cell>
          <table:table-cell office:value-type="float" office:value="130" calcext:value-type="float">
            <text:p>130</text:p>
          </table:table-cell>
          <table:table-cell office:value-type="float" office:value="347" calcext:value-type="float">
            <text:p>347</text:p>
          </table:table-cell>
          <table:table-cell office:value-type="float" office:value="157" calcext:value-type="float">
            <text:p>157</text:p>
          </table:table-cell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Dont delete - helper sheet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style-name="ce1" office:value-type="string" calcext:value-type="string" table:number-columns-spanned="12" table:number-rows-spanned="1">
            <text:p>SVM kernel=’rbf’ C=16 gamma=0.125</text:p>
          </table:table-cell>
          <table:covered-table-cell table:number-columns-repeated="11"/>
          <table:table-cell/>
        </table:table-row>
        <table:table-row table:style-name="ro1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10" office:value-type="string" calcext:value-type="string">
            <text:p>foreign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1" table:number-rows-spanned="10">
            <text:p><text:s text:c="12"/>native training</text:p>
          </table:table-cell>
          <table:table-cell table:style-name="ce9" table:formula="of:=[.B61]" office:value-type="float" office:value="668" calcext:value-type="float">
            <text:p>668</text:p>
          </table:table-cell>
          <table:table-cell table:style-name="ce9" table:formula="of:=[.C61]" office:value-type="float" office:value="0" calcext:value-type="float">
            <text:p>0</text:p>
          </table:table-cell>
          <table:table-cell table:style-name="ce9" table:formula="of:=[.D61]" office:value-type="float" office:value="3" calcext:value-type="float">
            <text:p>3</text:p>
          </table:table-cell>
          <table:table-cell table:style-name="ce9" table:formula="of:=[.E61]" office:value-type="float" office:value="0" calcext:value-type="float">
            <text:p>0</text:p>
          </table:table-cell>
          <table:table-cell table:style-name="ce9" table:formula="of:=[.F61]" office:value-type="float" office:value="0" calcext:value-type="float">
            <text:p>0</text:p>
          </table:table-cell>
          <table:table-cell table:style-name="ce9" table:formula="of:=[.G61]" office:value-type="float" office:value="1" calcext:value-type="float">
            <text:p>1</text:p>
          </table:table-cell>
          <table:table-cell table:style-name="ce9" table:formula="of:=[.H61]" office:value-type="float" office:value="2" calcext:value-type="float">
            <text:p>2</text:p>
          </table:table-cell>
          <table:table-cell table:style-name="ce9" table:formula="of:=[.I61]" office:value-type="float" office:value="0" calcext:value-type="float">
            <text:p>0</text:p>
          </table:table-cell>
          <table:table-cell table:style-name="ce9" table:formula="of:=[.J61]" office:value-type="float" office:value="4" calcext:value-type="float">
            <text:p>4</text:p>
          </table:table-cell>
          <table:table-cell table:style-name="ce9" table:formula="of:=[.K61]" office:value-type="float" office:value="1" calcext:value-type="float">
            <text:p>1</text:p>
          </table:table-cell>
          <table:table-cell table:style-name="ce9" table:formula="of:=[.L61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2]" office:value-type="float" office:value="8" calcext:value-type="float">
            <text:p>8</text:p>
          </table:table-cell>
          <table:table-cell table:style-name="ce9" table:formula="of:=[.C62]" office:value-type="float" office:value="770" calcext:value-type="float">
            <text:p>770</text:p>
          </table:table-cell>
          <table:table-cell table:style-name="ce9" table:formula="of:=[.D62]" office:value-type="float" office:value="3" calcext:value-type="float">
            <text:p>3</text:p>
          </table:table-cell>
          <table:table-cell table:style-name="ce9" table:formula="of:=[.E62]" office:value-type="float" office:value="1" calcext:value-type="float">
            <text:p>1</text:p>
          </table:table-cell>
          <table:table-cell table:style-name="ce9" table:formula="of:=[.F62]" office:value-type="float" office:value="0" calcext:value-type="float">
            <text:p>0</text:p>
          </table:table-cell>
          <table:table-cell table:style-name="ce9" table:formula="of:=[.G62]" office:value-type="float" office:value="1" calcext:value-type="float">
            <text:p>1</text:p>
          </table:table-cell>
          <table:table-cell table:style-name="ce9" table:formula="of:=[.H62]" office:value-type="float" office:value="1" calcext:value-type="float">
            <text:p>1</text:p>
          </table:table-cell>
          <table:table-cell table:style-name="ce9" table:formula="of:=[.I62]" office:value-type="float" office:value="0" calcext:value-type="float">
            <text:p>0</text:p>
          </table:table-cell>
          <table:table-cell table:style-name="ce9" table:formula="of:=[.J62]" office:value-type="float" office:value="0" calcext:value-type="float">
            <text:p>0</text:p>
          </table:table-cell>
          <table:table-cell table:style-name="ce9" table:formula="of:=[.K62]" office:value-type="float" office:value="1" calcext:value-type="float">
            <text:p>1</text:p>
          </table:table-cell>
          <table:table-cell table:style-name="ce9" table:formula="of:=[.L62]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3]" office:value-type="float" office:value="2" calcext:value-type="float">
            <text:p>2</text:p>
          </table:table-cell>
          <table:table-cell table:style-name="ce9" table:formula="of:=[.C63]" office:value-type="float" office:value="5" calcext:value-type="float">
            <text:p>5</text:p>
          </table:table-cell>
          <table:table-cell table:style-name="ce9" table:formula="of:=[.D63]" office:value-type="float" office:value="704" calcext:value-type="float">
            <text:p>704</text:p>
          </table:table-cell>
          <table:table-cell table:style-name="ce9" table:formula="of:=[.E63]" office:value-type="float" office:value="2" calcext:value-type="float">
            <text:p>2</text:p>
          </table:table-cell>
          <table:table-cell table:style-name="ce9" table:formula="of:=[.F63]" office:value-type="float" office:value="1" calcext:value-type="float">
            <text:p>1</text:p>
          </table:table-cell>
          <table:table-cell table:style-name="ce9" table:formula="of:=[.G63]" office:value-type="float" office:value="0" calcext:value-type="float">
            <text:p>0</text:p>
          </table:table-cell>
          <table:table-cell table:style-name="ce9" table:formula="of:=[.H63]" office:value-type="float" office:value="0" calcext:value-type="float">
            <text:p>0</text:p>
          </table:table-cell>
          <table:table-cell table:style-name="ce9" table:formula="of:=[.I63]" office:value-type="float" office:value="2" calcext:value-type="float">
            <text:p>2</text:p>
          </table:table-cell>
          <table:table-cell table:style-name="ce9" table:formula="of:=[.J63]" office:value-type="float" office:value="0" calcext:value-type="float">
            <text:p>0</text:p>
          </table:table-cell>
          <table:table-cell table:style-name="ce9" table:formula="of:=[.K63]" office:value-type="float" office:value="1" calcext:value-type="float">
            <text:p>1</text:p>
          </table:table-cell>
          <table:table-cell table:style-name="ce9" table:formula="of:=[.L63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4]" office:value-type="float" office:value="0" calcext:value-type="float">
            <text:p>0</text:p>
          </table:table-cell>
          <table:table-cell table:style-name="ce9" table:formula="of:=[.C64]" office:value-type="float" office:value="0" calcext:value-type="float">
            <text:p>0</text:p>
          </table:table-cell>
          <table:table-cell table:style-name="ce9" table:formula="of:=[.D64]" office:value-type="float" office:value="28" calcext:value-type="float">
            <text:p>28</text:p>
          </table:table-cell>
          <table:table-cell table:style-name="ce9" table:formula="of:=[.E64]" office:value-type="float" office:value="660" calcext:value-type="float">
            <text:p>660</text:p>
          </table:table-cell>
          <table:table-cell table:style-name="ce9" table:formula="of:=[.F64]" office:value-type="float" office:value="0" calcext:value-type="float">
            <text:p>0</text:p>
          </table:table-cell>
          <table:table-cell table:style-name="ce9" table:formula="of:=[.G64]" office:value-type="float" office:value="1" calcext:value-type="float">
            <text:p>1</text:p>
          </table:table-cell>
          <table:table-cell table:style-name="ce9" table:formula="of:=[.H64]" office:value-type="float" office:value="0" calcext:value-type="float">
            <text:p>0</text:p>
          </table:table-cell>
          <table:table-cell table:style-name="ce9" table:formula="of:=[.I64]" office:value-type="float" office:value="0" calcext:value-type="float">
            <text:p>0</text:p>
          </table:table-cell>
          <table:table-cell table:style-name="ce9" table:formula="of:=[.J64]" office:value-type="float" office:value="3" calcext:value-type="float">
            <text:p>3</text:p>
          </table:table-cell>
          <table:table-cell table:style-name="ce9" table:formula="of:=[.K64]" office:value-type="float" office:value="0" calcext:value-type="float">
            <text:p>0</text:p>
          </table:table-cell>
          <table:table-cell table:style-name="ce9" table:formula="of:=[.L64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5]" office:value-type="float" office:value="0" calcext:value-type="float">
            <text:p>0</text:p>
          </table:table-cell>
          <table:table-cell table:style-name="ce9" table:formula="of:=[.C65]" office:value-type="float" office:value="2" calcext:value-type="float">
            <text:p>2</text:p>
          </table:table-cell>
          <table:table-cell table:style-name="ce9" table:formula="of:=[.D65]" office:value-type="float" office:value="11" calcext:value-type="float">
            <text:p>11</text:p>
          </table:table-cell>
          <table:table-cell table:style-name="ce9" table:formula="of:=[.E65]" office:value-type="float" office:value="0" calcext:value-type="float">
            <text:p>0</text:p>
          </table:table-cell>
          <table:table-cell table:style-name="ce9" table:formula="of:=[.F65]" office:value-type="float" office:value="658" calcext:value-type="float">
            <text:p>658</text:p>
          </table:table-cell>
          <table:table-cell table:style-name="ce9" table:formula="of:=[.G65]" office:value-type="float" office:value="0" calcext:value-type="float">
            <text:p>0</text:p>
          </table:table-cell>
          <table:table-cell table:style-name="ce9" table:formula="of:=[.H65]" office:value-type="float" office:value="1" calcext:value-type="float">
            <text:p>1</text:p>
          </table:table-cell>
          <table:table-cell table:style-name="ce9" table:formula="of:=[.I65]" office:value-type="float" office:value="0" calcext:value-type="float">
            <text:p>0</text:p>
          </table:table-cell>
          <table:table-cell table:style-name="ce9" table:formula="of:=[.J65]" office:value-type="float" office:value="0" calcext:value-type="float">
            <text:p>0</text:p>
          </table:table-cell>
          <table:table-cell table:style-name="ce9" table:formula="of:=[.K65]" office:value-type="float" office:value="3" calcext:value-type="float">
            <text:p>3</text:p>
          </table:table-cell>
          <table:table-cell table:style-name="ce9" table:formula="of:=[.L65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6]" office:value-type="float" office:value="3" calcext:value-type="float">
            <text:p>3</text:p>
          </table:table-cell>
          <table:table-cell table:style-name="ce9" table:formula="of:=[.C66]" office:value-type="float" office:value="0" calcext:value-type="float">
            <text:p>0</text:p>
          </table:table-cell>
          <table:table-cell table:style-name="ce9" table:formula="of:=[.D66]" office:value-type="float" office:value="7" calcext:value-type="float">
            <text:p>7</text:p>
          </table:table-cell>
          <table:table-cell table:style-name="ce9" table:formula="of:=[.E66]" office:value-type="float" office:value="58" calcext:value-type="float">
            <text:p>58</text:p>
          </table:table-cell>
          <table:table-cell table:style-name="ce9" table:formula="of:=[.F66]" office:value-type="float" office:value="4" calcext:value-type="float">
            <text:p>4</text:p>
          </table:table-cell>
          <table:table-cell table:style-name="ce9" table:formula="of:=[.G66]" office:value-type="float" office:value="556" calcext:value-type="float">
            <text:p>556</text:p>
          </table:table-cell>
          <table:table-cell table:style-name="ce9" table:formula="of:=[.H66]" office:value-type="float" office:value="4" calcext:value-type="float">
            <text:p>4</text:p>
          </table:table-cell>
          <table:table-cell table:style-name="ce9" table:formula="of:=[.I66]" office:value-type="float" office:value="1" calcext:value-type="float">
            <text:p>1</text:p>
          </table:table-cell>
          <table:table-cell table:style-name="ce9" table:formula="of:=[.J66]" office:value-type="float" office:value="1" calcext:value-type="float">
            <text:p>1</text:p>
          </table:table-cell>
          <table:table-cell table:style-name="ce9" table:formula="of:=[.K66]" office:value-type="float" office:value="0" calcext:value-type="float">
            <text:p>0</text:p>
          </table:table-cell>
          <table:table-cell table:style-name="ce9" table:formula="of:=[.L66]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7]" office:value-type="float" office:value="16" calcext:value-type="float">
            <text:p>16</text:p>
          </table:table-cell>
          <table:table-cell table:style-name="ce9" table:formula="of:=[.C67]" office:value-type="float" office:value="16" calcext:value-type="float">
            <text:p>16</text:p>
          </table:table-cell>
          <table:table-cell table:style-name="ce9" table:formula="of:=[.D67]" office:value-type="float" office:value="29" calcext:value-type="float">
            <text:p>29</text:p>
          </table:table-cell>
          <table:table-cell table:style-name="ce9" table:formula="of:=[.E67]" office:value-type="float" office:value="0" calcext:value-type="float">
            <text:p>0</text:p>
          </table:table-cell>
          <table:table-cell table:style-name="ce9" table:formula="of:=[.F67]" office:value-type="float" office:value="35" calcext:value-type="float">
            <text:p>35</text:p>
          </table:table-cell>
          <table:table-cell table:style-name="ce9" table:formula="of:=[.G67]" office:value-type="float" office:value="5" calcext:value-type="float">
            <text:p>5</text:p>
          </table:table-cell>
          <table:table-cell table:style-name="ce9" table:formula="of:=[.H67]" office:value-type="float" office:value="568" calcext:value-type="float">
            <text:p>568</text:p>
          </table:table-cell>
          <table:table-cell table:style-name="ce9" table:formula="of:=[.I67]" office:value-type="float" office:value="0" calcext:value-type="float">
            <text:p>0</text:p>
          </table:table-cell>
          <table:table-cell table:style-name="ce9" table:formula="of:=[.J67]" office:value-type="float" office:value="1" calcext:value-type="float">
            <text:p>1</text:p>
          </table:table-cell>
          <table:table-cell table:style-name="ce9" table:formula="of:=[.K67]" office:value-type="float" office:value="0" calcext:value-type="float">
            <text:p>0</text:p>
          </table:table-cell>
          <table:table-cell table:style-name="ce9" table:formula="of:=[.L67]" office:value-type="float" office:value="4" calcext:value-type="float">
            <text:p>4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8]" office:value-type="float" office:value="1" calcext:value-type="float">
            <text:p>1</text:p>
          </table:table-cell>
          <table:table-cell table:style-name="ce9" table:formula="of:=[.C68]" office:value-type="float" office:value="3" calcext:value-type="float">
            <text:p>3</text:p>
          </table:table-cell>
          <table:table-cell table:style-name="ce9" table:formula="of:=[.D68]" office:value-type="float" office:value="17" calcext:value-type="float">
            <text:p>17</text:p>
          </table:table-cell>
          <table:table-cell table:style-name="ce9" table:formula="of:=[.E68]" office:value-type="float" office:value="41" calcext:value-type="float">
            <text:p>41</text:p>
          </table:table-cell>
          <table:table-cell table:style-name="ce9" table:formula="of:=[.F68]" office:value-type="float" office:value="30" calcext:value-type="float">
            <text:p>30</text:p>
          </table:table-cell>
          <table:table-cell table:style-name="ce9" table:formula="of:=[.G68]" office:value-type="float" office:value="4" calcext:value-type="float">
            <text:p>4</text:p>
          </table:table-cell>
          <table:table-cell table:style-name="ce9" table:formula="of:=[.H68]" office:value-type="float" office:value="0" calcext:value-type="float">
            <text:p>0</text:p>
          </table:table-cell>
          <table:table-cell table:style-name="ce9" table:formula="of:=[.I68]" office:value-type="float" office:value="617" calcext:value-type="float">
            <text:p>617</text:p>
          </table:table-cell>
          <table:table-cell table:style-name="ce9" table:formula="of:=[.J68]" office:value-type="float" office:value="0" calcext:value-type="float">
            <text:p>0</text:p>
          </table:table-cell>
          <table:table-cell table:style-name="ce9" table:formula="of:=[.K68]" office:value-type="float" office:value="3" calcext:value-type="float">
            <text:p>3</text:p>
          </table:table-cell>
          <table:table-cell table:style-name="ce9" table:formula="of:=[.L68]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69]" office:value-type="float" office:value="70" calcext:value-type="float">
            <text:p>70</text:p>
          </table:table-cell>
          <table:table-cell table:style-name="ce9" table:formula="of:=[.C69]" office:value-type="float" office:value="2" calcext:value-type="float">
            <text:p>2</text:p>
          </table:table-cell>
          <table:table-cell table:style-name="ce9" table:formula="of:=[.D69]" office:value-type="float" office:value="7" calcext:value-type="float">
            <text:p>7</text:p>
          </table:table-cell>
          <table:table-cell table:style-name="ce9" table:formula="of:=[.E69]" office:value-type="float" office:value="6" calcext:value-type="float">
            <text:p>6</text:p>
          </table:table-cell>
          <table:table-cell table:style-name="ce9" table:formula="of:=[.F69]" office:value-type="float" office:value="4" calcext:value-type="float">
            <text:p>4</text:p>
          </table:table-cell>
          <table:table-cell table:style-name="ce9" table:formula="of:=[.G69]" office:value-type="float" office:value="19" calcext:value-type="float">
            <text:p>19</text:p>
          </table:table-cell>
          <table:table-cell table:style-name="ce9" table:formula="of:=[.H69]" office:value-type="float" office:value="9" calcext:value-type="float">
            <text:p>9</text:p>
          </table:table-cell>
          <table:table-cell table:style-name="ce9" table:formula="of:=[.I69]" office:value-type="float" office:value="2" calcext:value-type="float">
            <text:p>2</text:p>
          </table:table-cell>
          <table:table-cell table:style-name="ce9" table:formula="of:=[.J69]" office:value-type="float" office:value="545" calcext:value-type="float">
            <text:p>545</text:p>
          </table:table-cell>
          <table:table-cell table:style-name="ce9" table:formula="of:=[.K69]" office:value-type="float" office:value="3" calcext:value-type="float">
            <text:p>3</text:p>
          </table:table-cell>
          <table:table-cell table:style-name="ce9" table:formula="of:=[.L69]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0]" office:value-type="float" office:value="0" calcext:value-type="float">
            <text:p>0</text:p>
          </table:table-cell>
          <table:table-cell table:style-name="ce9" table:formula="of:=[.C70]" office:value-type="float" office:value="6" calcext:value-type="float">
            <text:p>6</text:p>
          </table:table-cell>
          <table:table-cell table:style-name="ce9" table:formula="of:=[.D70]" office:value-type="float" office:value="2" calcext:value-type="float">
            <text:p>2</text:p>
          </table:table-cell>
          <table:table-cell table:style-name="ce9" table:formula="of:=[.E70]" office:value-type="float" office:value="20" calcext:value-type="float">
            <text:p>20</text:p>
          </table:table-cell>
          <table:table-cell table:style-name="ce9" table:formula="of:=[.F70]" office:value-type="float" office:value="92" calcext:value-type="float">
            <text:p>92</text:p>
          </table:table-cell>
          <table:table-cell table:style-name="ce9" table:formula="of:=[.G70]" office:value-type="float" office:value="30" calcext:value-type="float">
            <text:p>30</text:p>
          </table:table-cell>
          <table:table-cell table:style-name="ce9" table:formula="of:=[.H70]" office:value-type="float" office:value="0" calcext:value-type="float">
            <text:p>0</text:p>
          </table:table-cell>
          <table:table-cell table:style-name="ce9" table:formula="of:=[.I70]" office:value-type="float" office:value="82" calcext:value-type="float">
            <text:p>82</text:p>
          </table:table-cell>
          <table:table-cell table:style-name="ce9" table:formula="of:=[.J70]" office:value-type="float" office:value="81" calcext:value-type="float">
            <text:p>81</text:p>
          </table:table-cell>
          <table:table-cell table:style-name="ce9" table:formula="of:=[.K70]" office:value-type="float" office:value="423" calcext:value-type="float">
            <text:p>423</text:p>
          </table:table-cell>
          <table:table-cell table:style-name="ce9" table:formula="of:=[.L70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table-cell table:style-name="ce4" office:value-type="string" calcext:value-type="string" table:number-columns-spanned="1" table:number-rows-spanned="10">
            <text:p><text:s text:c="13"/>native test</text:p>
          </table:table-cell>
          <table:table-cell table:style-name="ce9" table:formula="of:=[.B72]" office:value-type="float" office:value="288" calcext:value-type="float">
            <text:p>288</text:p>
          </table:table-cell>
          <table:table-cell table:style-name="ce9" table:formula="of:=[.C72]" office:value-type="float" office:value="0" calcext:value-type="float">
            <text:p>0</text:p>
          </table:table-cell>
          <table:table-cell table:style-name="ce9" table:formula="of:=[.D72]" office:value-type="float" office:value="3" calcext:value-type="float">
            <text:p>3</text:p>
          </table:table-cell>
          <table:table-cell table:style-name="ce9" table:formula="of:=[.E72]" office:value-type="float" office:value="1" calcext:value-type="float">
            <text:p>1</text:p>
          </table:table-cell>
          <table:table-cell table:style-name="ce9" table:formula="of:=[.F72]" office:value-type="float" office:value="1" calcext:value-type="float">
            <text:p>1</text:p>
          </table:table-cell>
          <table:table-cell table:style-name="ce9" table:formula="of:=[.G72]" office:value-type="float" office:value="1" calcext:value-type="float">
            <text:p>1</text:p>
          </table:table-cell>
          <table:table-cell table:style-name="ce9" table:formula="of:=[.H72]" office:value-type="float" office:value="3" calcext:value-type="float">
            <text:p>3</text:p>
          </table:table-cell>
          <table:table-cell table:style-name="ce9" table:formula="of:=[.I72]" office:value-type="float" office:value="0" calcext:value-type="float">
            <text:p>0</text:p>
          </table:table-cell>
          <table:table-cell table:style-name="ce9" table:formula="of:=[.J72]" office:value-type="float" office:value="0" calcext:value-type="float">
            <text:p>0</text:p>
          </table:table-cell>
          <table:table-cell table:style-name="ce9" table:formula="of:=[.K72]" office:value-type="float" office:value="0" calcext:value-type="float">
            <text:p>0</text:p>
          </table:table-cell>
          <table:table-cell table:style-name="ce9" table:formula="of:=[.L72]" office:value-type="float" office:value="3" calcext:value-type="float">
            <text:p>3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3]" office:value-type="float" office:value="1" calcext:value-type="float">
            <text:p>1</text:p>
          </table:table-cell>
          <table:table-cell table:style-name="ce9" table:formula="of:=[.C73]" office:value-type="float" office:value="342" calcext:value-type="float">
            <text:p>342</text:p>
          </table:table-cell>
          <table:table-cell table:style-name="ce9" table:formula="of:=[.D73]" office:value-type="float" office:value="2" calcext:value-type="float">
            <text:p>2</text:p>
          </table:table-cell>
          <table:table-cell table:style-name="ce9" table:formula="of:=[.E73]" office:value-type="float" office:value="0" calcext:value-type="float">
            <text:p>0</text:p>
          </table:table-cell>
          <table:table-cell table:style-name="ce9" table:formula="of:=[.F73]" office:value-type="float" office:value="0" calcext:value-type="float">
            <text:p>0</text:p>
          </table:table-cell>
          <table:table-cell table:style-name="ce9" table:formula="of:=[.G73]" office:value-type="float" office:value="0" calcext:value-type="float">
            <text:p>0</text:p>
          </table:table-cell>
          <table:table-cell table:style-name="ce9" table:formula="of:=[.H73]" office:value-type="float" office:value="1" calcext:value-type="float">
            <text:p>1</text:p>
          </table:table-cell>
          <table:table-cell table:style-name="ce9" table:formula="of:=[.I73]" office:value-type="float" office:value="1" calcext:value-type="float">
            <text:p>1</text:p>
          </table:table-cell>
          <table:table-cell table:style-name="ce9" table:formula="of:=[.J73]" office:value-type="float" office:value="0" calcext:value-type="float">
            <text:p>0</text:p>
          </table:table-cell>
          <table:table-cell table:style-name="ce9" table:formula="of:=[.K73]" office:value-type="float" office:value="0" calcext:value-type="float">
            <text:p>0</text:p>
          </table:table-cell>
          <table:table-cell table:style-name="ce9" table:formula="of:=[.L73]" office:value-type="float" office:value="1" calcext:value-type="float">
            <text:p>1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4]" office:value-type="float" office:value="1" calcext:value-type="float">
            <text:p>1</text:p>
          </table:table-cell>
          <table:table-cell table:style-name="ce9" table:formula="of:=[.C74]" office:value-type="float" office:value="1" calcext:value-type="float">
            <text:p>1</text:p>
          </table:table-cell>
          <table:table-cell table:style-name="ce9" table:formula="of:=[.D74]" office:value-type="float" office:value="304" calcext:value-type="float">
            <text:p>304</text:p>
          </table:table-cell>
          <table:table-cell table:style-name="ce9" table:formula="of:=[.E74]" office:value-type="float" office:value="1" calcext:value-type="float">
            <text:p>1</text:p>
          </table:table-cell>
          <table:table-cell table:style-name="ce9" table:formula="of:=[.F74]" office:value-type="float" office:value="0" calcext:value-type="float">
            <text:p>0</text:p>
          </table:table-cell>
          <table:table-cell table:style-name="ce9" table:formula="of:=[.G74]" office:value-type="float" office:value="1" calcext:value-type="float">
            <text:p>1</text:p>
          </table:table-cell>
          <table:table-cell table:style-name="ce9" table:formula="of:=[.H74]" office:value-type="float" office:value="0" calcext:value-type="float">
            <text:p>0</text:p>
          </table:table-cell>
          <table:table-cell table:style-name="ce9" table:formula="of:=[.I74]" office:value-type="float" office:value="0" calcext:value-type="float">
            <text:p>0</text:p>
          </table:table-cell>
          <table:table-cell table:style-name="ce9" table:formula="of:=[.J74]" office:value-type="float" office:value="1" calcext:value-type="float">
            <text:p>1</text:p>
          </table:table-cell>
          <table:table-cell table:style-name="ce9" table:formula="of:=[.K74]" office:value-type="float" office:value="0" calcext:value-type="float">
            <text:p>0</text:p>
          </table:table-cell>
          <table:table-cell table:style-name="ce9" table:formula="of:=[.L74]" office:value-type="float" office:value="2" calcext:value-type="float">
            <text:p>2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5]" office:value-type="float" office:value="0" calcext:value-type="float">
            <text:p>0</text:p>
          </table:table-cell>
          <table:table-cell table:style-name="ce9" table:formula="of:=[.C75]" office:value-type="float" office:value="0" calcext:value-type="float">
            <text:p>0</text:p>
          </table:table-cell>
          <table:table-cell table:style-name="ce9" table:formula="of:=[.D75]" office:value-type="float" office:value="12" calcext:value-type="float">
            <text:p>12</text:p>
          </table:table-cell>
          <table:table-cell table:style-name="ce9" table:formula="of:=[.E75]" office:value-type="float" office:value="289" calcext:value-type="float">
            <text:p>289</text:p>
          </table:table-cell>
          <table:table-cell table:style-name="ce9" table:formula="of:=[.F75]" office:value-type="float" office:value="0" calcext:value-type="float">
            <text:p>0</text:p>
          </table:table-cell>
          <table:table-cell table:style-name="ce9" table:formula="of:=[.G75]" office:value-type="float" office:value="1" calcext:value-type="float">
            <text:p>1</text:p>
          </table:table-cell>
          <table:table-cell table:style-name="ce9" table:formula="of:=[.H75]" office:value-type="float" office:value="0" calcext:value-type="float">
            <text:p>0</text:p>
          </table:table-cell>
          <table:table-cell table:style-name="ce9" table:formula="of:=[.I75]" office:value-type="float" office:value="4" calcext:value-type="float">
            <text:p>4</text:p>
          </table:table-cell>
          <table:table-cell table:style-name="ce9" table:formula="of:=[.J75]" office:value-type="float" office:value="2" calcext:value-type="float">
            <text:p>2</text:p>
          </table:table-cell>
          <table:table-cell table:style-name="ce9" table:formula="of:=[.K75]" office:value-type="float" office:value="1" calcext:value-type="float">
            <text:p>1</text:p>
          </table:table-cell>
          <table:table-cell table:style-name="ce9" table:formula="of:=[.L75]" office:value-type="float" office:value="6" calcext:value-type="float">
            <text:p>6</text:p>
          </table:table-cell>
          <table:table-cell table:style-name="ce9"/>
        </table:table-row>
        <table:table-row table:style-name="ro1">
          <table:covered-table-cell/>
          <table:table-cell table:style-name="ce9" table:formula="of:=[.B76]" office:value-type="float" office:value="0" calcext:value-type="float">
            <text:p>0</text:p>
          </table:table-cell>
          <table:table-cell table:style-name="ce9" table:formula="of:=[.C76]" office:value-type="float" office:value="3" calcext:value-type="float">
            <text:p>3</text:p>
          </table:table-cell>
          <table:table-cell table:style-name="ce9" table:formula="of:=[.D76]" office:value-type="float" office:value="5" calcext:value-type="float">
            <text:p>5</text:p>
          </table:table-cell>
          <table:table-cell table:style-name="ce9" table:formula="of:=[.E76]" office:value-type="float" office:value="2" calcext:value-type="float">
            <text:p>2</text:p>
          </table:table-cell>
          <table:table-cell table:style-name="ce9" table:formula="of:=[.F76]" office:value-type="float" office:value="288" calcext:value-type="float">
            <text:p>288</text:p>
          </table:table-cell>
          <table:table-cell table:style-name="ce9" table:formula="of:=[.G76]" office:value-type="float" office:value="0" calcext:value-type="float">
            <text:p>0</text:p>
          </table:table-cell>
          <table:table-cell table:style-name="ce9" table:formula="of:=[.H76]" office:value-type="float" office:value="0" calcext:value-type="float">
            <text:p>0</text:p>
          </table:table-cell>
          <table:table-cell table:style-name="ce9" table:formula="of:=[.I76]" office:value-type="float" office:value="0" calcext:value-type="float">
            <text:p>0</text:p>
          </table:table-cell>
          <table:table-cell table:style-name="ce9" table:formula="of:=[.J76]" office:value-type="float" office:value="4" calcext:value-type="float">
            <text:p>4</text:p>
          </table:table-cell>
          <table:table-cell table:style-name="ce9" table:formula="of:=[.K76]" office:value-type="float" office:value="3" calcext:value-type="float">
            <text:p>3</text:p>
          </table:table-cell>
          <table:table-cell table:style-name="ce9" table:formula="of:=[.L76]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9" table:formula="of:=[.B77]" office:value-type="float" office:value="0" calcext:value-type="float">
            <text:p>0</text:p>
          </table:table-cell>
          <table:table-cell table:style-name="ce9" table:formula="of:=[.C77]" office:value-type="float" office:value="0" calcext:value-type="float">
            <text:p>0</text:p>
          </table:table-cell>
          <table:table-cell table:style-name="ce9" table:formula="of:=[.D77]" office:value-type="float" office:value="2" calcext:value-type="float">
            <text:p>2</text:p>
          </table:table-cell>
          <table:table-cell table:style-name="ce9" table:formula="of:=[.E77]" office:value-type="float" office:value="26" calcext:value-type="float">
            <text:p>26</text:p>
          </table:table-cell>
          <table:table-cell table:style-name="ce9" table:formula="of:=[.F77]" office:value-type="float" office:value="2" calcext:value-type="float">
            <text:p>2</text:p>
          </table:table-cell>
          <table:table-cell table:style-name="ce9" table:formula="of:=[.G77]" office:value-type="float" office:value="222" calcext:value-type="float">
            <text:p>222</text:p>
          </table:table-cell>
          <table:table-cell table:style-name="ce9" table:formula="of:=[.H77]" office:value-type="float" office:value="0" calcext:value-type="float">
            <text:p>0</text:p>
          </table:table-cell>
          <table:table-cell table:style-name="ce9" table:formula="of:=[.I77]" office:value-type="float" office:value="0" calcext:value-type="float">
            <text:p>0</text:p>
          </table:table-cell>
          <table:table-cell table:style-name="ce9" table:formula="of:=[.J77]" office:value-type="float" office:value="3" calcext:value-type="float">
            <text:p>3</text:p>
          </table:table-cell>
          <table:table-cell table:style-name="ce9" table:formula="of:=[.K77]" office:value-type="float" office:value="0" calcext:value-type="float">
            <text:p>0</text:p>
          </table:table-cell>
          <table:table-cell table:style-name="ce9" table:formula="of:=[.L77]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9" table:formula="of:=[.B78]" office:value-type="float" office:value="11" calcext:value-type="float">
            <text:p>11</text:p>
          </table:table-cell>
          <table:table-cell table:style-name="ce9" table:formula="of:=[.C78]" office:value-type="float" office:value="8" calcext:value-type="float">
            <text:p>8</text:p>
          </table:table-cell>
          <table:table-cell table:style-name="ce9" table:formula="of:=[.D78]" office:value-type="float" office:value="8" calcext:value-type="float">
            <text:p>8</text:p>
          </table:table-cell>
          <table:table-cell table:style-name="ce9" table:formula="of:=[.E78]" office:value-type="float" office:value="0" calcext:value-type="float">
            <text:p>0</text:p>
          </table:table-cell>
          <table:table-cell table:style-name="ce9" table:formula="of:=[.F78]" office:value-type="float" office:value="8" calcext:value-type="float">
            <text:p>8</text:p>
          </table:table-cell>
          <table:table-cell table:style-name="ce9" table:formula="of:=[.G78]" office:value-type="float" office:value="5" calcext:value-type="float">
            <text:p>5</text:p>
          </table:table-cell>
          <table:table-cell table:style-name="ce9" table:formula="of:=[.H78]" office:value-type="float" office:value="243" calcext:value-type="float">
            <text:p>243</text:p>
          </table:table-cell>
          <table:table-cell table:style-name="ce9" table:formula="of:=[.I78]" office:value-type="float" office:value="0" calcext:value-type="float">
            <text:p>0</text:p>
          </table:table-cell>
          <table:table-cell table:style-name="ce9" table:formula="of:=[.J78]" office:value-type="float" office:value="0" calcext:value-type="float">
            <text:p>0</text:p>
          </table:table-cell>
          <table:table-cell table:style-name="ce9" table:formula="of:=[.K78]" office:value-type="float" office:value="0" calcext:value-type="float">
            <text:p>0</text:p>
          </table:table-cell>
          <table:table-cell table:style-name="ce9" table:formula="of:=[.L78]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9" table:formula="of:=[.B79]" office:value-type="float" office:value="0" calcext:value-type="float">
            <text:p>0</text:p>
          </table:table-cell>
          <table:table-cell table:style-name="ce9" table:formula="of:=[.C79]" office:value-type="float" office:value="0" calcext:value-type="float">
            <text:p>0</text:p>
          </table:table-cell>
          <table:table-cell table:style-name="ce9" table:formula="of:=[.D79]" office:value-type="float" office:value="3" calcext:value-type="float">
            <text:p>3</text:p>
          </table:table-cell>
          <table:table-cell table:style-name="ce9" table:formula="of:=[.E79]" office:value-type="float" office:value="16" calcext:value-type="float">
            <text:p>16</text:p>
          </table:table-cell>
          <table:table-cell table:style-name="ce9" table:formula="of:=[.F79]" office:value-type="float" office:value="13" calcext:value-type="float">
            <text:p>13</text:p>
          </table:table-cell>
          <table:table-cell table:style-name="ce9" table:formula="of:=[.G79]" office:value-type="float" office:value="1" calcext:value-type="float">
            <text:p>1</text:p>
          </table:table-cell>
          <table:table-cell table:style-name="ce9" table:formula="of:=[.H79]" office:value-type="float" office:value="0" calcext:value-type="float">
            <text:p>0</text:p>
          </table:table-cell>
          <table:table-cell table:style-name="ce9" table:formula="of:=[.I79]" office:value-type="float" office:value="276" calcext:value-type="float">
            <text:p>276</text:p>
          </table:table-cell>
          <table:table-cell table:style-name="ce9" table:formula="of:=[.J79]" office:value-type="float" office:value="0" calcext:value-type="float">
            <text:p>0</text:p>
          </table:table-cell>
          <table:table-cell table:style-name="ce9" table:formula="of:=[.K79]" office:value-type="float" office:value="0" calcext:value-type="float">
            <text:p>0</text:p>
          </table:table-cell>
          <table:table-cell table:style-name="ce9" table:formula="of:=[.L79]" office:value-type="float" office:value="1" calcext:value-type="float">
            <text:p>1</text:p>
          </table:table-cell>
          <table:table-cell/>
        </table:table-row>
        <table:table-row table:style-name="ro1">
          <table:covered-table-cell/>
          <table:table-cell table:style-name="ce9" table:formula="of:=[.B80]" office:value-type="float" office:value="28" calcext:value-type="float">
            <text:p>28</text:p>
          </table:table-cell>
          <table:table-cell table:style-name="ce9" table:formula="of:=[.C80]" office:value-type="float" office:value="3" calcext:value-type="float">
            <text:p>3</text:p>
          </table:table-cell>
          <table:table-cell table:style-name="ce9" table:formula="of:=[.D80]" office:value-type="float" office:value="5" calcext:value-type="float">
            <text:p>5</text:p>
          </table:table-cell>
          <table:table-cell table:style-name="ce9" table:formula="of:=[.E80]" office:value-type="float" office:value="3" calcext:value-type="float">
            <text:p>3</text:p>
          </table:table-cell>
          <table:table-cell table:style-name="ce9" table:formula="of:=[.F80]" office:value-type="float" office:value="1" calcext:value-type="float">
            <text:p>1</text:p>
          </table:table-cell>
          <table:table-cell table:style-name="ce9" table:formula="of:=[.G80]" office:value-type="float" office:value="12" calcext:value-type="float">
            <text:p>12</text:p>
          </table:table-cell>
          <table:table-cell table:style-name="ce9" table:formula="of:=[.H80]" office:value-type="float" office:value="3" calcext:value-type="float">
            <text:p>3</text:p>
          </table:table-cell>
          <table:table-cell table:style-name="ce9" table:formula="of:=[.I80]" office:value-type="float" office:value="2" calcext:value-type="float">
            <text:p>2</text:p>
          </table:table-cell>
          <table:table-cell table:style-name="ce9" table:formula="of:=[.J80]" office:value-type="float" office:value="236" calcext:value-type="float">
            <text:p>236</text:p>
          </table:table-cell>
          <table:table-cell table:style-name="ce9" table:formula="of:=[.K80]" office:value-type="float" office:value="0" calcext:value-type="float">
            <text:p>0</text:p>
          </table:table-cell>
          <table:table-cell table:style-name="ce9" table:formula="of:=[.L80]" office:value-type="float" office:value="7" calcext:value-type="float">
            <text:p>7</text:p>
          </table:table-cell>
          <table:table-cell/>
        </table:table-row>
        <table:table-row table:style-name="ro1">
          <table:covered-table-cell/>
          <table:table-cell table:style-name="ce9" table:formula="of:=[.B81]" office:value-type="float" office:value="1" calcext:value-type="float">
            <text:p>1</text:p>
          </table:table-cell>
          <table:table-cell table:style-name="ce9" table:formula="of:=[.C81]" office:value-type="float" office:value="2" calcext:value-type="float">
            <text:p>2</text:p>
          </table:table-cell>
          <table:table-cell table:style-name="ce9" table:formula="of:=[.D81]" office:value-type="float" office:value="1" calcext:value-type="float">
            <text:p>1</text:p>
          </table:table-cell>
          <table:table-cell table:style-name="ce9" table:formula="of:=[.E81]" office:value-type="float" office:value="3" calcext:value-type="float">
            <text:p>3</text:p>
          </table:table-cell>
          <table:table-cell table:style-name="ce9" table:formula="of:=[.F81]" office:value-type="float" office:value="39" calcext:value-type="float">
            <text:p>39</text:p>
          </table:table-cell>
          <table:table-cell table:style-name="ce9" table:formula="of:=[.G81]" office:value-type="float" office:value="12" calcext:value-type="float">
            <text:p>12</text:p>
          </table:table-cell>
          <table:table-cell table:style-name="ce9" table:formula="of:=[.H81]" office:value-type="float" office:value="0" calcext:value-type="float">
            <text:p>0</text:p>
          </table:table-cell>
          <table:table-cell table:style-name="ce9" table:formula="of:=[.I81]" office:value-type="float" office:value="27" calcext:value-type="float">
            <text:p>27</text:p>
          </table:table-cell>
          <table:table-cell table:style-name="ce9" table:formula="of:=[.J81]" office:value-type="float" office:value="22" calcext:value-type="float">
            <text:p>22</text:p>
          </table:table-cell>
          <table:table-cell table:style-name="ce9" table:formula="of:=[.K81]" office:value-type="float" office:value="163" calcext:value-type="float">
            <text:p>163</text:p>
          </table:table-cell>
          <table:table-cell table:style-name="ce9" table:formula="of:=[.L8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foreign</text:p>
          </table:table-cell>
          <table:table-cell table:style-name="ce9" table:formula="of:=[.B93]" office:value-type="float" office:value="1864" calcext:value-type="float">
            <text:p>1864</text:p>
          </table:table-cell>
          <table:table-cell table:style-name="ce9" table:formula="of:=[.C93]" office:value-type="float" office:value="5187" calcext:value-type="float">
            <text:p>5187</text:p>
          </table:table-cell>
          <table:table-cell table:style-name="ce9" table:formula="of:=[.D93]" office:value-type="float" office:value="4297" calcext:value-type="float">
            <text:p>4297</text:p>
          </table:table-cell>
          <table:table-cell table:style-name="ce9" table:formula="of:=[.E93]" office:value-type="float" office:value="1347" calcext:value-type="float">
            <text:p>1347</text:p>
          </table:table-cell>
          <table:table-cell table:style-name="ce9" table:formula="of:=[.F93]" office:value-type="float" office:value="5052" calcext:value-type="float">
            <text:p>5052</text:p>
          </table:table-cell>
          <table:table-cell table:style-name="ce9" table:formula="of:=[.G93]" office:value-type="float" office:value="3338" calcext:value-type="float">
            <text:p>3338</text:p>
          </table:table-cell>
          <table:table-cell table:style-name="ce9" table:formula="of:=[.H93]" office:value-type="float" office:value="2249" calcext:value-type="float">
            <text:p>2249</text:p>
          </table:table-cell>
          <table:table-cell table:style-name="ce9" table:formula="of:=[.I93]" office:value-type="float" office:value="217" calcext:value-type="float">
            <text:p>217</text:p>
          </table:table-cell>
          <table:table-cell table:style-name="ce9" table:formula="of:=[.J93]" office:value-type="float" office:value="1118" calcext:value-type="float">
            <text:p>1118</text:p>
          </table:table-cell>
          <table:table-cell table:style-name="ce9" table:formula="of:=[.K93]" office:value-type="float" office:value="231" calcext:value-type="float">
            <text:p>231</text:p>
          </table:table-cell>
          <table:table-cell table:style-name="ce9" table:formula="of:=[.L93]" office:value-type="float" office:value="1483" calcext:value-type="float">
            <text:p>1483</text:p>
          </table:table-cell>
          <table:table-cell/>
        </table:table-row>
        <table:table-row table:style-name="ro1" table:number-rows-repeated="36">
          <table:table-cell table:number-columns-repeated="13"/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70" calcext:value-type="float">
            <text:p>77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423" calcext:value-type="float">
            <text:p>42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number-columns-repeated="11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5187" calcext:value-type="float">
            <text:p>5187</text:p>
          </table:table-cell>
          <table:table-cell office:value-type="float" office:value="4297" calcext:value-type="float">
            <text:p>4297</text:p>
          </table:table-cell>
          <table:table-cell office:value-type="float" office:value="1347" calcext:value-type="float">
            <text:p>1347</text:p>
          </table:table-cell>
          <table:table-cell office:value-type="float" office:value="5052" calcext:value-type="float">
            <text:p>5052</text:p>
          </table:table-cell>
          <table:table-cell office:value-type="float" office:value="3338" calcext:value-type="float">
            <text:p>3338</text:p>
          </table:table-cell>
          <table:table-cell office:value-type="float" office:value="2249" calcext:value-type="float">
            <text:p>2249</text:p>
          </table:table-cell>
          <table:table-cell office:value-type="float" office:value="217" calcext:value-type="float">
            <text:p>217</text:p>
          </table:table-cell>
          <table:table-cell office:value-type="float" office:value="1118" calcext:value-type="float">
            <text:p>1118</text:p>
          </table:table-cell>
          <table:table-cell office:value-type="float" office:value="231" calcext:value-type="float">
            <text:p>231</text:p>
          </table:table-cell>
          <table:table-cell office:value-type="float" office:value="1483" calcext:value-type="float">
            <text:p>148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3">00/00/0000</text:date>, <text:time style:data-style-name="N2" text:time-value="00:58:41.6010403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33:50.586565978</meta:creation-date>
    <dc:date>2016-12-23T01:25:18.934709659</dc:date>
    <meta:editing-duration>PT1H2M9S</meta:editing-duration>
    <meta:editing-cycles>48</meta:editing-cycles>
    <meta:generator>LibreOffice/5.2.3.3$Linux_X86_64 LibreOffice_project/20m0$Build-3</meta:generator>
    <meta:document-statistic meta:table-count="4" meta:cell-count="9226" meta:object-count="0"/>
  </office:meta>
</office:document-meta>
</file>